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15" manifest:media-type="application/x-openoffice-gdimetafile;windows_formatname=&quot;GDIMetaFile&quot;"/>
  <manifest:file-entry manifest:full-path="ObjectReplacements/Object 4"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loridaRecord" style:family="table">
      <style:table-properties style:width="17cm" table:align="margins"/>
    </style:style>
    <style:style style:name="FloridaRecord.A" style:family="table-column">
      <style:table-column-properties style:column-width="3.399cm" style:rel-column-width="13106*"/>
    </style:style>
    <style:style style:name="FloridaRecord.C" style:family="table-column">
      <style:table-column-properties style:column-width="3.401cm" style:rel-column-width="13107*"/>
    </style:style>
    <style:style style:name="FloridaRecord.D" style:family="table-column">
      <style:table-column-properties style:column-width="3.401cm" style:rel-column-width="13108*"/>
    </style:style>
    <style:style style:name="FloridaRecord.A1" style:family="table-cell">
      <style:table-cell-properties fo:padding="0.097cm" fo:border-left="0.05pt solid #000000" fo:border-right="none" fo:border-top="0.05pt solid #000000" fo:border-bottom="0.05pt solid #000000"/>
    </style:style>
    <style:style style:name="FloridaRecord.E1" style:family="table-cell">
      <style:table-cell-properties fo:padding="0.097cm" fo:border="0.05pt solid #000000"/>
    </style:style>
    <style:style style:name="FloridaRecord.A2" style:family="table-cell">
      <style:table-cell-properties fo:padding="0.097cm" fo:border-left="0.05pt solid #000000" fo:border-right="none" fo:border-top="none" fo:border-bottom="0.05pt solid #000000"/>
    </style:style>
    <style:style style:name="FloridaRecord.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399cm" style:rel-column-width="13106*"/>
    </style:style>
    <style:style style:name="Table1.B" style:family="table-column">
      <style:table-column-properties style:column-width="3.401cm" style:rel-column-width="13107*"/>
    </style:style>
    <style:style style:name="Table1.E" style:family="table-column">
      <style:table-column-properties style:column-width="3.401cm" style:rel-column-width="13109*"/>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6" style:family="table-row">
      <style:table-row-properties style:min-row-height="0.781cm"/>
    </style:style>
    <style:style style:name="AverageVoters" style:family="table">
      <style:table-properties style:width="17cm" table:align="margins"/>
    </style:style>
    <style:style style:name="AverageVoters.A" style:family="table-column">
      <style:table-column-properties style:column-width="8.5cm" style:rel-column-width="32767*"/>
    </style:style>
    <style:style style:name="AverageVoters.B" style:family="table-column">
      <style:table-column-properties style:column-width="8.5cm" style:rel-column-width="32768*"/>
    </style:style>
    <style:style style:name="AverageVoters.A1" style:family="table-cell">
      <style:table-cell-properties fo:padding="0.097cm" fo:border-left="0.05pt solid #000000" fo:border-right="none" fo:border-top="0.05pt solid #000000" fo:border-bottom="0.05pt solid #000000"/>
    </style:style>
    <style:style style:name="AverageVoters.B1" style:family="table-cell">
      <style:table-cell-properties fo:padding="0.097cm" fo:border="0.05pt solid #000000"/>
    </style:style>
    <style:style style:name="AverageVoters.A2" style:family="table-cell">
      <style:table-cell-properties fo:padding="0.097cm" fo:border-left="0.05pt solid #000000" fo:border-right="none" fo:border-top="none" fo:border-bottom="0.05pt solid #000000"/>
    </style:style>
    <style:style style:name="AverageVoters.B2" style:family="table-cell">
      <style:table-cell-properties fo:padding="0.097cm" fo:border-left="0.05pt solid #000000" fo:border-right="0.05pt solid #000000" fo:border-top="none" fo:border-bottom="0.05pt solid #000000"/>
    </style:style>
    <style:style style:name="TotalPercentage" style:family="table">
      <style:table-properties style:width="17cm" table:align="margins"/>
    </style:style>
    <style:style style:name="TotalPercentage.A" style:family="table-column">
      <style:table-column-properties style:column-width="3.399cm" style:rel-column-width="13106*"/>
    </style:style>
    <style:style style:name="TotalPercentage.B" style:family="table-column">
      <style:table-column-properties style:column-width="3.401cm" style:rel-column-width="13107*"/>
    </style:style>
    <style:style style:name="TotalPercentage.E" style:family="table-column">
      <style:table-column-properties style:column-width="3.401cm" style:rel-column-width="13109*"/>
    </style:style>
    <style:style style:name="TotalPercentage.A1" style:family="table-cell">
      <style:table-cell-properties fo:padding="0.097cm" fo:border-left="0.05pt solid #000000" fo:border-right="none" fo:border-top="0.05pt solid #000000" fo:border-bottom="0.05pt solid #000000"/>
    </style:style>
    <style:style style:name="TotalPercentage.E1" style:family="table-cell">
      <style:table-cell-properties fo:padding="0.097cm" fo:border="0.05pt solid #000000"/>
    </style:style>
    <style:style style:name="TotalPercentage.A2" style:family="table-cell">
      <style:table-cell-properties fo:padding="0.097cm" fo:border-left="0.05pt solid #000000" fo:border-right="none" fo:border-top="none" fo:border-bottom="0.05pt solid #000000"/>
    </style:style>
    <style:style style:name="TotalPercentage.E2" style:family="table-cell">
      <style:table-cell-properties fo:padding="0.097cm" fo:border-left="0.05pt solid #000000" fo:border-right="0.05pt solid #000000" fo:border-top="none" fo:border-bottom="0.05pt solid #000000"/>
    </style:style>
    <style:style style:name="ProbabilityTable" style:family="table">
      <style:table-properties style:width="17cm" table:align="margins"/>
    </style:style>
    <style:style style:name="ProbabilityTable.A" style:family="table-column">
      <style:table-column-properties style:column-width="1.416cm" style:rel-column-width="5462*"/>
    </style:style>
    <style:style style:name="ProbabilityTable.C" style:family="table-column">
      <style:table-column-properties style:column-width="1.416cm" style:rel-column-width="5460*"/>
    </style:style>
    <style:style style:name="ProbabilityTable.D" style:family="table-column">
      <style:table-column-properties style:column-width="1.416cm" style:rel-column-width="5461*"/>
    </style:style>
    <style:style style:name="ProbabilityTable.K" style:family="table-column">
      <style:table-column-properties style:column-width="1.418cm" style:rel-column-width="5464*"/>
    </style:style>
    <style:style style:name="ProbabilityTable.L" style:family="table-column">
      <style:table-column-properties style:column-width="1.416cm" style:rel-column-width="5463*"/>
    </style:style>
    <style:style style:name="ProbabilityTable.A1" style:family="table-cell">
      <style:table-cell-properties fo:padding="0.097cm" fo:border-left="0.05pt solid #000000" fo:border-right="none" fo:border-top="0.05pt solid #000000" fo:border-bottom="0.05pt solid #000000"/>
    </style:style>
    <style:style style:name="ProbabilityTable.L1" style:family="table-cell">
      <style:table-cell-properties fo:padding="0.097cm" fo:border="0.05pt solid #000000"/>
    </style:style>
    <style:style style:name="ProbabilityTable.A2" style:family="table-cell">
      <style:table-cell-properties fo:padding="0.097cm" fo:border-left="0.05pt solid #000000" fo:border-right="none" fo:border-top="none" fo:border-bottom="0.05pt solid #000000"/>
    </style:style>
    <style:style style:name="ProbabilityTable.L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c9b29"/>
    </style:style>
    <style:style style:name="P4" style:family="paragraph" style:parent-style-name="Standard">
      <style:paragraph-properties fo:text-align="start" style:justify-single-word="false"/>
      <style:text-properties officeooo:paragraph-rsid="002b5b58"/>
    </style:style>
    <style:style style:name="P5" style:family="paragraph" style:parent-style-name="Standard">
      <style:paragraph-properties fo:text-align="start" style:justify-single-word="false"/>
      <style:text-properties officeooo:paragraph-rsid="0045a779"/>
    </style:style>
    <style:style style:name="P6" style:family="paragraph" style:parent-style-name="Standard">
      <style:paragraph-properties fo:text-align="start" style:justify-single-word="false"/>
      <style:text-properties officeooo:paragraph-rsid="00481c6d"/>
    </style:style>
    <style:style style:name="P7" style:family="paragraph" style:parent-style-name="Standard">
      <style:paragraph-properties fo:text-align="start" style:justify-single-word="false"/>
      <style:text-properties officeooo:rsid="0011c924" officeooo:paragraph-rsid="0011c924"/>
    </style:style>
    <style:style style:name="P8" style:family="paragraph" style:parent-style-name="Standard">
      <style:paragraph-properties fo:text-align="start" style:justify-single-word="false"/>
      <style:text-properties officeooo:rsid="0013409c" officeooo:paragraph-rsid="001454d7"/>
    </style:style>
    <style:style style:name="P9" style:family="paragraph" style:parent-style-name="Standard">
      <style:paragraph-properties fo:text-align="start" style:justify-single-word="false"/>
      <style:text-properties officeooo:rsid="0017041a" officeooo:paragraph-rsid="0017041a"/>
    </style:style>
    <style:style style:name="P10" style:family="paragraph" style:parent-style-name="Standard">
      <style:paragraph-properties fo:text-align="start" style:justify-single-word="false"/>
      <style:text-properties officeooo:rsid="00213f94" officeooo:paragraph-rsid="0017041a"/>
    </style:style>
    <style:style style:name="P11" style:family="paragraph" style:parent-style-name="Standard">
      <style:paragraph-properties fo:text-align="start" style:justify-single-word="false"/>
      <style:text-properties officeooo:rsid="00213f94" officeooo:paragraph-rsid="00213f94"/>
    </style:style>
    <style:style style:name="P12" style:family="paragraph" style:parent-style-name="Standard">
      <style:paragraph-properties fo:text-align="start" style:justify-single-word="false"/>
      <style:text-properties officeooo:rsid="002468e0" officeooo:paragraph-rsid="002468e0"/>
    </style:style>
    <style:style style:name="P13" style:family="paragraph" style:parent-style-name="Standard">
      <style:paragraph-properties fo:text-align="start" style:justify-single-word="false"/>
      <style:text-properties officeooo:rsid="0025fbf6" officeooo:paragraph-rsid="0025fbf6"/>
    </style:style>
    <style:style style:name="P14" style:family="paragraph" style:parent-style-name="Standard">
      <style:paragraph-properties fo:text-align="start" style:justify-single-word="false"/>
      <style:text-properties officeooo:rsid="002712ad" officeooo:paragraph-rsid="002712ad"/>
    </style:style>
    <style:style style:name="P15" style:family="paragraph" style:parent-style-name="Standard">
      <style:paragraph-properties fo:text-align="start" style:justify-single-word="false"/>
      <style:text-properties officeooo:rsid="00324411" officeooo:paragraph-rsid="00324411"/>
    </style:style>
    <style:style style:name="P16" style:family="paragraph" style:parent-style-name="Standard">
      <style:paragraph-properties fo:text-align="start" style:justify-single-word="false"/>
      <style:text-properties officeooo:rsid="0036688a" officeooo:paragraph-rsid="0036688a"/>
    </style:style>
    <style:style style:name="P17" style:family="paragraph" style:parent-style-name="Standard">
      <style:paragraph-properties fo:text-align="start" style:justify-single-word="false"/>
      <style:text-properties officeooo:rsid="00421751" officeooo:paragraph-rsid="00421751"/>
    </style:style>
    <style:style style:name="P18" style:family="paragraph" style:parent-style-name="Standard">
      <style:paragraph-properties fo:text-align="justify" style:justify-single-word="false"/>
      <style:text-properties officeooo:paragraph-rsid="00481c6d"/>
    </style:style>
    <style:style style:name="P19" style:family="paragraph" style:parent-style-name="Table_20_Contents">
      <style:paragraph-properties fo:text-align="start" style:justify-single-word="false"/>
      <style:text-properties officeooo:rsid="00104a4b" officeooo:paragraph-rsid="00104a4b"/>
    </style:style>
    <style:style style:name="P20" style:family="paragraph" style:parent-style-name="Table_20_Contents">
      <style:paragraph-properties fo:text-align="start" style:justify-single-word="false"/>
      <style:text-properties officeooo:rsid="0011c924" officeooo:paragraph-rsid="0011c924"/>
    </style:style>
    <style:style style:name="P21" style:family="paragraph" style:parent-style-name="Table_20_Contents">
      <style:paragraph-properties fo:text-align="start" style:justify-single-word="false"/>
      <style:text-properties officeooo:rsid="0015cea2" officeooo:paragraph-rsid="0015cea2"/>
    </style:style>
    <style:style style:name="P22" style:family="paragraph" style:parent-style-name="Table_20_Contents">
      <style:paragraph-properties fo:text-align="start" style:justify-single-word="false"/>
      <style:text-properties officeooo:rsid="001a7909" officeooo:paragraph-rsid="001a7909"/>
    </style:style>
    <style:style style:name="P23" style:family="paragraph" style:parent-style-name="Table_20_Contents">
      <style:paragraph-properties fo:text-align="start" style:justify-single-word="false"/>
      <style:text-properties officeooo:rsid="001ba082" officeooo:paragraph-rsid="001ba082"/>
    </style:style>
    <style:style style:name="P24" style:family="paragraph" style:parent-style-name="Table_20_Contents">
      <style:paragraph-properties fo:text-align="start" style:justify-single-word="false"/>
      <style:text-properties fo:color="#0000ff" officeooo:rsid="001bab5b" officeooo:paragraph-rsid="001bab5b"/>
    </style:style>
    <style:style style:name="P25" style:family="paragraph" style:parent-style-name="Table_20_Contents">
      <style:paragraph-properties fo:text-align="start" style:justify-single-word="false"/>
      <style:text-properties fo:color="#0000ff" officeooo:rsid="001a7909" officeooo:paragraph-rsid="001a7909"/>
    </style:style>
    <style:style style:name="P26" style:family="paragraph" style:parent-style-name="Table_20_Contents">
      <style:paragraph-properties fo:text-align="start" style:justify-single-word="false"/>
      <style:text-properties fo:color="#0000ff" officeooo:rsid="001cf442" officeooo:paragraph-rsid="001cf442"/>
    </style:style>
    <style:style style:name="P27" style:family="paragraph" style:parent-style-name="Table_20_Contents">
      <style:paragraph-properties fo:text-align="start" style:justify-single-word="false"/>
      <style:text-properties fo:color="#0000ff" officeooo:rsid="0020a90e" officeooo:paragraph-rsid="0020a90e"/>
    </style:style>
    <style:style style:name="P28" style:family="paragraph" style:parent-style-name="Table_20_Contents">
      <style:paragraph-properties fo:text-align="start" style:justify-single-word="false"/>
      <style:text-properties fo:color="#0000ff" officeooo:rsid="00307891" officeooo:paragraph-rsid="00307891"/>
    </style:style>
    <style:style style:name="P29" style:family="paragraph" style:parent-style-name="Table_20_Contents">
      <style:paragraph-properties fo:text-align="start" style:justify-single-word="false"/>
      <style:text-properties officeooo:rsid="001cb5f1" officeooo:paragraph-rsid="001cb5f1"/>
    </style:style>
    <style:style style:name="P30" style:family="paragraph" style:parent-style-name="Table_20_Contents">
      <style:paragraph-properties fo:text-align="start" style:justify-single-word="false"/>
      <style:text-properties fo:color="#000000" officeooo:rsid="001cf442" officeooo:paragraph-rsid="001cf442"/>
    </style:style>
    <style:style style:name="P31" style:family="paragraph" style:parent-style-name="Table_20_Contents">
      <style:paragraph-properties fo:text-align="start" style:justify-single-word="false"/>
      <style:text-properties fo:color="#000000" officeooo:rsid="001cf442" officeooo:paragraph-rsid="001e9dca"/>
    </style:style>
    <style:style style:name="P32" style:family="paragraph" style:parent-style-name="Table_20_Contents">
      <style:paragraph-properties fo:text-align="start" style:justify-single-word="false"/>
      <style:text-properties officeooo:rsid="001e9dca" officeooo:paragraph-rsid="001e9dca"/>
    </style:style>
    <style:style style:name="P33" style:family="paragraph" style:parent-style-name="Table_20_Contents">
      <style:paragraph-properties fo:text-align="start" style:justify-single-word="false"/>
      <style:text-properties officeooo:rsid="002068a7" officeooo:paragraph-rsid="002068a7"/>
    </style:style>
    <style:style style:name="P34" style:family="paragraph" style:parent-style-name="Table_20_Contents">
      <style:paragraph-properties fo:text-align="start" style:justify-single-word="false"/>
      <style:text-properties officeooo:rsid="002a4364" officeooo:paragraph-rsid="002a4364"/>
    </style:style>
    <style:style style:name="P35" style:family="paragraph" style:parent-style-name="Table_20_Contents">
      <style:paragraph-properties fo:text-align="start" style:justify-single-word="false"/>
      <style:text-properties officeooo:rsid="003d4cf8" officeooo:paragraph-rsid="003d4cf8"/>
    </style:style>
    <style:style style:name="P36" style:family="paragraph" style:parent-style-name="Table_20_Contents">
      <style:paragraph-properties fo:text-align="start" style:justify-single-word="false"/>
      <style:text-properties officeooo:rsid="003e3397" officeooo:paragraph-rsid="003e3397"/>
    </style:style>
    <style:style style:name="P37" style:family="paragraph" style:parent-style-name="Preformatted_20_Text">
      <style:paragraph-properties fo:text-align="start" style:justify-single-word="false"/>
    </style:style>
    <style:style style:name="P38" style:family="paragraph" style:parent-style-name="Preformatted_20_Text">
      <style:paragraph-properties fo:text-align="start" style:justify-single-word="false"/>
      <style:text-properties officeooo:rsid="00111e40" officeooo:paragraph-rsid="00111e40"/>
    </style:style>
    <style:style style:name="P39" style:family="paragraph" style:parent-style-name="Preformatted_20_Text">
      <style:paragraph-properties fo:text-align="start" style:justify-single-word="false"/>
      <style:text-properties officeooo:rsid="001454d7" officeooo:paragraph-rsid="001454d7"/>
    </style:style>
    <style:style style:name="P40" style:family="paragraph" style:parent-style-name="Preformatted_20_Text">
      <style:paragraph-properties fo:text-align="start" style:justify-single-word="false"/>
      <style:text-properties fo:color="#0000ff" style:font-name="DejaVu Sans Mono" fo:font-size="10pt"/>
    </style:style>
    <style:style style:name="P41" style:family="paragraph" style:parent-style-name="Preformatted_20_Text">
      <style:paragraph-properties fo:text-align="start" style:justify-single-word="false"/>
      <style:text-properties fo:color="#0000ff" style:font-name="DejaVu Sans Mono" fo:font-size="10pt" officeooo:rsid="00111e40" officeooo:paragraph-rsid="00111e40"/>
    </style:style>
    <style:style style:name="P42" style:family="paragraph" style:parent-style-name="Preformatted_20_Text">
      <style:paragraph-properties fo:text-align="start" style:justify-single-word="false"/>
      <style:text-properties fo:color="#0000ff" style:font-name="DejaVu Sans Mono" fo:font-size="10pt" officeooo:rsid="001454d7" officeooo:paragraph-rsid="001454d7"/>
    </style:style>
    <style:style style:name="P43" style:family="paragraph" style:parent-style-name="Preformatted_20_Text">
      <style:paragraph-properties fo:text-align="start" style:justify-single-word="false"/>
      <style:text-properties fo:color="#0000ff" style:font-name="DejaVu Sans Mono" fo:font-size="10pt" officeooo:rsid="0015cea2" officeooo:paragraph-rsid="0015cea2"/>
    </style:style>
    <style:style style:name="P44" style:family="paragraph" style:parent-style-name="Standard">
      <style:paragraph-properties fo:text-align="start" style:justify-single-word="false"/>
      <style:text-properties officeooo:rsid="004ac176" officeooo:paragraph-rsid="00a485f2"/>
    </style:style>
    <style:style style:name="P45" style:family="paragraph" style:parent-style-name="Standard">
      <style:paragraph-properties fo:text-align="start" style:justify-single-word="false"/>
      <style:text-properties officeooo:paragraph-rsid="005ac00a"/>
    </style:style>
    <style:style style:name="P46" style:family="paragraph" style:parent-style-name="Standard">
      <style:paragraph-properties fo:text-align="start" style:justify-single-word="false"/>
      <style:text-properties officeooo:paragraph-rsid="000c9b29"/>
    </style:style>
    <style:style style:name="P47" style:family="paragraph" style:parent-style-name="Standard">
      <style:paragraph-properties fo:text-align="start" style:justify-single-word="false"/>
      <style:text-properties officeooo:paragraph-rsid="00481c6d"/>
    </style:style>
    <style:style style:name="P48" style:family="paragraph" style:parent-style-name="Standard">
      <style:paragraph-properties fo:text-align="start" style:justify-single-word="false"/>
      <style:text-properties officeooo:paragraph-rsid="006c50c4"/>
    </style:style>
    <style:style style:name="P49" style:family="paragraph" style:parent-style-name="Standard">
      <style:paragraph-properties fo:text-align="start" style:justify-single-word="false"/>
      <style:text-properties officeooo:paragraph-rsid="008bef9a"/>
    </style:style>
    <style:style style:name="P50" style:family="paragraph" style:parent-style-name="Standard">
      <style:paragraph-properties fo:text-align="start" style:justify-single-word="false"/>
      <style:text-properties officeooo:paragraph-rsid="007d915d"/>
    </style:style>
    <style:style style:name="P51" style:family="paragraph" style:parent-style-name="Standard">
      <style:paragraph-properties fo:text-align="start" style:justify-single-word="false"/>
      <style:text-properties officeooo:rsid="005c72e9" officeooo:paragraph-rsid="005c72e9"/>
    </style:style>
    <style:style style:name="P52" style:family="paragraph" style:parent-style-name="Standard">
      <style:paragraph-properties fo:text-align="center" style:justify-single-word="false"/>
      <style:text-properties officeooo:rsid="005c72e9" officeooo:paragraph-rsid="005c72e9"/>
    </style:style>
    <style:style style:name="P53" style:family="paragraph" style:parent-style-name="Standard">
      <style:paragraph-properties fo:text-align="end" style:justify-single-word="false"/>
      <style:text-properties officeooo:rsid="005c72e9" officeooo:paragraph-rsid="005c72e9"/>
    </style:style>
    <style:style style:name="P54" style:family="paragraph" style:parent-style-name="Standard">
      <style:paragraph-properties fo:text-align="start" style:justify-single-word="false"/>
      <style:text-properties officeooo:rsid="002712ad" officeooo:paragraph-rsid="002712ad"/>
    </style:style>
    <style:style style:name="P55" style:family="paragraph" style:parent-style-name="Standard">
      <style:paragraph-properties fo:text-align="start" style:justify-single-word="false"/>
      <style:text-properties officeooo:rsid="00657a83" officeooo:paragraph-rsid="0067ed38"/>
    </style:style>
    <style:style style:name="P56" style:family="paragraph" style:parent-style-name="Standard">
      <style:paragraph-properties fo:text-align="start" style:justify-single-word="false"/>
      <style:text-properties officeooo:rsid="00691f97" officeooo:paragraph-rsid="0069fae2"/>
    </style:style>
    <style:style style:name="P57" style:family="paragraph" style:parent-style-name="Standard">
      <style:paragraph-properties fo:text-align="start" style:justify-single-word="false"/>
      <style:text-properties officeooo:rsid="00702b32" officeooo:paragraph-rsid="00716edc"/>
    </style:style>
    <style:style style:name="P58" style:family="paragraph" style:parent-style-name="Standard">
      <style:paragraph-properties fo:text-align="start" style:justify-single-word="false"/>
      <style:text-properties officeooo:rsid="00716edc" officeooo:paragraph-rsid="00716edc"/>
    </style:style>
    <style:style style:name="P59" style:family="paragraph" style:parent-style-name="Standard">
      <style:paragraph-properties fo:text-align="start" style:justify-single-word="false"/>
      <style:text-properties officeooo:rsid="00781d9e" officeooo:paragraph-rsid="00781d9e"/>
    </style:style>
    <style:style style:name="P60" style:family="paragraph" style:parent-style-name="Standard">
      <style:paragraph-properties fo:text-align="start" style:justify-single-word="false"/>
      <style:text-properties fo:color="#000000" officeooo:paragraph-rsid="004df7da"/>
    </style:style>
    <style:style style:name="P61" style:family="paragraph" style:parent-style-name="Standard">
      <style:paragraph-properties fo:text-align="start" style:justify-single-word="false"/>
      <style:text-properties fo:color="#000000" officeooo:paragraph-rsid="0057c319"/>
    </style:style>
    <style:style style:name="P62" style:family="paragraph" style:parent-style-name="Standard">
      <style:paragraph-properties fo:text-align="start" style:justify-single-word="false"/>
      <style:text-properties fo:color="#000000" officeooo:rsid="0050012d" officeooo:paragraph-rsid="0050012d"/>
    </style:style>
    <style:style style:name="P63" style:family="paragraph" style:parent-style-name="Standard">
      <style:paragraph-properties fo:text-align="center" style:justify-single-word="false"/>
      <style:text-properties fo:color="#000000" officeooo:rsid="0050012d" officeooo:paragraph-rsid="0050012d"/>
    </style:style>
    <style:style style:name="P64" style:family="paragraph" style:parent-style-name="Standard">
      <style:paragraph-properties fo:text-align="start" style:justify-single-word="false"/>
      <style:text-properties fo:color="#000000" officeooo:rsid="0017041a" officeooo:paragraph-rsid="0017041a"/>
    </style:style>
    <style:style style:name="P65" style:family="paragraph" style:parent-style-name="Standard">
      <style:paragraph-properties fo:text-align="start" style:justify-single-word="false"/>
      <style:text-properties fo:color="#000000" officeooo:rsid="00582483" officeooo:paragraph-rsid="00582483"/>
    </style:style>
    <style:style style:name="P66" style:family="paragraph" style:parent-style-name="Standard">
      <style:paragraph-properties fo:text-align="start" style:justify-single-word="false"/>
      <style:text-properties officeooo:rsid="007c3133" officeooo:paragraph-rsid="007c3133"/>
    </style:style>
    <style:style style:name="P67" style:family="paragraph" style:parent-style-name="Standard">
      <style:paragraph-properties fo:text-align="start" style:justify-single-word="false"/>
      <style:text-properties officeooo:rsid="007c3133" officeooo:paragraph-rsid="007d915d"/>
    </style:style>
    <style:style style:name="P68" style:family="paragraph" style:parent-style-name="Standard">
      <style:paragraph-properties fo:text-align="start" style:justify-single-word="false"/>
      <style:text-properties officeooo:rsid="0017041a" officeooo:paragraph-rsid="0017041a"/>
    </style:style>
    <style:style style:name="P69" style:family="paragraph" style:parent-style-name="Standard">
      <style:paragraph-properties fo:text-align="start" style:justify-single-word="false"/>
      <style:text-properties officeooo:rsid="00802ac4" officeooo:paragraph-rsid="00802ac4"/>
    </style:style>
    <style:style style:name="P70" style:family="paragraph" style:parent-style-name="Standard">
      <style:paragraph-properties fo:text-align="start" style:justify-single-word="false"/>
      <style:text-properties officeooo:rsid="0086b7d1" officeooo:paragraph-rsid="0088f7d4"/>
    </style:style>
    <style:style style:name="P71" style:family="paragraph" style:parent-style-name="Standard">
      <style:paragraph-properties fo:text-align="center" style:justify-single-word="false"/>
      <style:text-properties officeooo:rsid="0086b7d1" officeooo:paragraph-rsid="0088f7d4"/>
    </style:style>
    <style:style style:name="P72" style:family="paragraph" style:parent-style-name="Standard">
      <style:paragraph-properties fo:text-align="center" style:justify-single-word="false"/>
      <style:text-properties officeooo:rsid="008f46d3" officeooo:paragraph-rsid="008f46d3"/>
    </style:style>
    <style:style style:name="P73" style:family="paragraph" style:parent-style-name="Standard">
      <style:paragraph-properties fo:text-align="start" style:justify-single-word="false"/>
      <style:text-properties fo:color="#3333ff" officeooo:rsid="00908d45" officeooo:paragraph-rsid="00908d45"/>
    </style:style>
    <style:style style:name="P74" style:family="paragraph" style:parent-style-name="Standard">
      <style:paragraph-properties fo:text-align="start" style:justify-single-word="false"/>
      <style:text-properties officeooo:rsid="0093830f" officeooo:paragraph-rsid="00918e4b"/>
    </style:style>
    <style:style style:name="P75" style:family="paragraph" style:parent-style-name="Standard">
      <style:paragraph-properties fo:text-align="start" style:justify-single-word="false"/>
      <style:text-properties officeooo:rsid="0093c418" officeooo:paragraph-rsid="002468e0"/>
    </style:style>
    <style:style style:name="P76" style:family="paragraph" style:parent-style-name="Standard">
      <style:paragraph-properties fo:text-align="start" style:justify-single-word="false"/>
      <style:text-properties officeooo:rsid="0093c418" officeooo:paragraph-rsid="0096e55f"/>
    </style:style>
    <style:style style:name="P77" style:family="paragraph" style:parent-style-name="Standard">
      <style:paragraph-properties fo:text-align="start" style:justify-single-word="false"/>
      <style:text-properties officeooo:rsid="00257c7b" officeooo:paragraph-rsid="000c9b29"/>
    </style:style>
    <style:style style:name="P78" style:family="paragraph" style:parent-style-name="Standard">
      <style:paragraph-properties fo:text-align="start" style:justify-single-word="false"/>
      <style:text-properties officeooo:rsid="00257c7b" officeooo:paragraph-rsid="0093e7fe"/>
    </style:style>
    <style:style style:name="P79" style:family="paragraph" style:parent-style-name="Standard">
      <style:paragraph-properties fo:text-align="start" style:justify-single-word="false"/>
      <style:text-properties officeooo:rsid="00257c7b" officeooo:paragraph-rsid="0017041a"/>
    </style:style>
    <style:style style:name="P80" style:family="paragraph" style:parent-style-name="Standard">
      <style:paragraph-properties fo:text-align="start" style:justify-single-word="false"/>
      <style:text-properties officeooo:rsid="00257c7b" officeooo:paragraph-rsid="00949b58"/>
    </style:style>
    <style:style style:name="P81" style:family="paragraph" style:parent-style-name="Standard">
      <style:paragraph-properties fo:text-align="start" style:justify-single-word="false"/>
      <style:text-properties officeooo:rsid="00213f94" officeooo:paragraph-rsid="0017041a"/>
    </style:style>
    <style:style style:name="P82" style:family="paragraph" style:parent-style-name="Standard">
      <style:paragraph-properties fo:text-align="start" style:justify-single-word="false"/>
      <style:text-properties officeooo:rsid="009618ed" officeooo:paragraph-rsid="009618ed"/>
    </style:style>
    <style:style style:name="P83" style:family="paragraph" style:parent-style-name="Standard">
      <style:paragraph-properties fo:text-align="start" style:justify-single-word="false"/>
      <style:text-properties officeooo:rsid="009893b3" officeooo:paragraph-rsid="009893b3"/>
    </style:style>
    <style:style style:name="P84" style:family="paragraph" style:parent-style-name="Standard">
      <style:paragraph-properties fo:text-align="end" style:justify-single-word="false"/>
      <style:text-properties officeooo:rsid="009893b3" officeooo:paragraph-rsid="009893b3"/>
    </style:style>
    <style:style style:name="P85" style:family="paragraph" style:parent-style-name="Standard">
      <style:paragraph-properties fo:text-align="end" style:justify-single-word="false"/>
      <style:text-properties officeooo:rsid="00324411" officeooo:paragraph-rsid="00324411"/>
    </style:style>
    <style:style style:name="P86" style:family="paragraph" style:parent-style-name="Standard">
      <style:paragraph-properties fo:text-align="end" style:justify-single-word="false"/>
      <style:text-properties officeooo:rsid="00324411" officeooo:paragraph-rsid="0036688a"/>
    </style:style>
    <style:style style:name="P87" style:family="paragraph" style:parent-style-name="Standard">
      <style:paragraph-properties fo:text-align="center" style:justify-single-word="false"/>
      <style:text-properties officeooo:rsid="00324411" officeooo:paragraph-rsid="00421751"/>
    </style:style>
    <style:style style:name="P88" style:family="paragraph" style:parent-style-name="Standard">
      <style:paragraph-properties fo:text-align="start" style:justify-single-word="false"/>
      <style:text-properties officeooo:rsid="0099e5ca" officeooo:paragraph-rsid="0099e5ca"/>
    </style:style>
    <style:style style:name="P89" style:family="paragraph" style:parent-style-name="Standard">
      <style:paragraph-properties fo:text-align="start" style:justify-single-word="false"/>
      <style:text-properties officeooo:rsid="0037b77f" officeooo:paragraph-rsid="0099e5ca"/>
    </style:style>
    <style:style style:name="P90" style:family="paragraph" style:parent-style-name="Standard">
      <style:paragraph-properties fo:text-align="start" style:justify-single-word="false"/>
      <style:text-properties officeooo:rsid="0037b77f" officeooo:paragraph-rsid="00a70049"/>
    </style:style>
    <style:style style:name="P91" style:family="paragraph" style:parent-style-name="Standard">
      <style:paragraph-properties fo:text-align="start" style:justify-single-word="false"/>
      <style:text-properties officeooo:rsid="00a9c083" officeooo:paragraph-rsid="00a9c083"/>
    </style:style>
    <style:style style:name="P92" style:family="paragraph" style:parent-style-name="Standard">
      <style:text-properties officeooo:paragraph-rsid="00af6951"/>
    </style:style>
    <style:style style:name="P93" style:family="paragraph" style:parent-style-name="Standard">
      <style:paragraph-properties fo:text-align="start" style:justify-single-word="false"/>
      <style:text-properties officeooo:rsid="00b6aeb0" officeooo:paragraph-rsid="00ba5ad2"/>
    </style:style>
    <style:style style:name="P94" style:family="paragraph" style:parent-style-name="Preformatted_20_Text">
      <style:paragraph-properties fo:text-align="start" style:justify-single-word="false"/>
      <style:text-properties style:font-name="Liberation Serif" fo:font-size="12pt" officeooo:rsid="007c3133" officeooo:paragraph-rsid="00af6951" style:font-size-asian="12pt" style:font-size-complex="12pt"/>
    </style:style>
    <style:style style:name="P95" style:family="paragraph" style:parent-style-name="Preformatted_20_Text">
      <style:text-properties style:font-name="Liberation Serif" fo:font-size="12pt" officeooo:paragraph-rsid="00af6951" style:font-size-asian="12pt" style:font-size-complex="12pt"/>
    </style:style>
    <style:style style:name="P96" style:family="paragraph" style:parent-style-name="Table_20_Contents">
      <style:paragraph-properties fo:text-align="start" style:justify-single-word="false"/>
      <style:text-properties officeooo:rsid="008e0a47" officeooo:paragraph-rsid="008e0a47"/>
    </style:style>
    <style:style style:name="P97" style:family="paragraph" style:parent-style-name="Table_20_Contents">
      <style:paragraph-properties fo:text-align="start" style:justify-single-word="false"/>
      <style:text-properties officeooo:rsid="008f46d3" officeooo:paragraph-rsid="008f46d3"/>
    </style:style>
    <style:style style:name="P98" style:family="paragraph" style:parent-style-name="Table_20_Contents">
      <style:paragraph-properties fo:text-align="start" style:justify-single-word="false"/>
      <style:text-properties fo:color="#3333ff" officeooo:rsid="00908d45" officeooo:paragraph-rsid="00908d45"/>
    </style:style>
    <style:style style:name="P99" style:family="paragraph" style:parent-style-name="Table_20_Contents">
      <style:paragraph-properties fo:text-align="start" style:justify-single-word="false"/>
      <style:text-properties fo:color="#3333ff" officeooo:rsid="0090a674" officeooo:paragraph-rsid="0090a674"/>
    </style:style>
    <style:style style:name="P100" style:family="paragraph" style:parent-style-name="Table_20_Contents">
      <style:paragraph-properties fo:text-align="start" style:justify-single-word="false"/>
      <style:text-properties fo:color="#3333ff" officeooo:rsid="00918e4b" officeooo:paragraph-rsid="00918e4b"/>
    </style:style>
    <style:style style:name="P101" style:family="paragraph" style:parent-style-name="Table_20_Contents">
      <style:paragraph-properties fo:text-align="start" style:justify-single-word="false"/>
      <style:text-properties fo:color="#3333ff" officeooo:rsid="0092ad87" officeooo:paragraph-rsid="0092ad87"/>
    </style:style>
    <style:style style:name="P102" style:family="paragraph" style:parent-style-name="Table_20_Contents">
      <style:paragraph-properties fo:text-align="start" style:justify-single-word="false"/>
      <style:text-properties fo:color="#3333ff" officeooo:rsid="0093830f" officeooo:paragraph-rsid="0093830f"/>
    </style:style>
    <style:style style:name="T1" style:family="text">
      <style:text-properties officeooo:rsid="0009a58e"/>
    </style:style>
    <style:style style:name="T2" style:family="text">
      <style:text-properties officeooo:rsid="000c9b29"/>
    </style:style>
    <style:style style:name="T3" style:family="text">
      <style:text-properties officeooo:rsid="001332c5"/>
    </style:style>
    <style:style style:name="T4" style:family="text">
      <style:text-properties officeooo:rsid="001454d7"/>
    </style:style>
    <style:style style:name="T5" style:family="text">
      <style:text-properties officeooo:rsid="0018edc3"/>
    </style:style>
    <style:style style:name="T6" style:family="text">
      <style:text-properties officeooo:rsid="002068a7"/>
    </style:style>
    <style:style style:name="T7" style:family="text">
      <style:text-properties officeooo:rsid="0020a90e"/>
    </style:style>
    <style:style style:name="T8" style:family="text">
      <style:text-properties officeooo:rsid="00213f94"/>
    </style:style>
    <style:style style:name="T9" style:family="text">
      <style:text-properties officeooo:rsid="0022b11e"/>
    </style:style>
    <style:style style:name="T10" style:family="text">
      <style:text-properties officeooo:rsid="00240d9f"/>
    </style:style>
    <style:style style:name="T11" style:family="text">
      <style:text-properties officeooo:rsid="002870fa"/>
    </style:style>
    <style:style style:name="T12" style:family="text">
      <style:text-properties officeooo:rsid="002b5b58"/>
    </style:style>
    <style:style style:name="T13" style:family="text">
      <style:text-properties officeooo:rsid="0034b8a1"/>
    </style:style>
    <style:style style:name="T14" style:family="text">
      <style:text-properties officeooo:rsid="0045a779"/>
    </style:style>
    <style:style style:name="T15" style:family="text">
      <style:text-properties officeooo:rsid="004757d0"/>
    </style:style>
    <style:style style:name="T16" style:family="text">
      <style:text-properties officeooo:rsid="004ac176"/>
    </style:style>
    <style:style style:name="T17" style:family="text">
      <style:text-properties officeooo:rsid="00509cc7"/>
    </style:style>
    <style:style style:name="T18" style:family="text">
      <style:text-properties officeooo:rsid="0057c319"/>
    </style:style>
    <style:style style:name="T19" style:family="text">
      <style:text-properties officeooo:rsid="00582483"/>
    </style:style>
    <style:style style:name="T20" style:family="text">
      <style:text-properties officeooo:rsid="005ac00a"/>
    </style:style>
    <style:style style:name="T21" style:family="text">
      <style:text-properties officeooo:rsid="005c9ae7"/>
    </style:style>
    <style:style style:name="T22" style:family="text">
      <style:text-properties officeooo:rsid="005e1748"/>
    </style:style>
    <style:style style:name="T23" style:family="text">
      <style:text-properties officeooo:rsid="0065f786"/>
    </style:style>
    <style:style style:name="T24" style:family="text">
      <style:text-properties officeooo:rsid="0067ed38"/>
    </style:style>
    <style:style style:name="T25" style:family="text">
      <style:text-properties officeooo:rsid="0069fae2"/>
    </style:style>
    <style:style style:name="T26" style:family="text">
      <style:text-properties officeooo:rsid="006c50c4"/>
    </style:style>
    <style:style style:name="T27" style:family="text">
      <style:text-properties officeooo:rsid="00716edc"/>
    </style:style>
    <style:style style:name="T28" style:family="text">
      <style:text-properties officeooo:rsid="0076bb9c"/>
    </style:style>
    <style:style style:name="T29" style:family="text">
      <style:text-properties officeooo:rsid="007959c8"/>
    </style:style>
    <style:style style:name="T30" style:family="text">
      <style:text-properties officeooo:rsid="007c3133"/>
    </style:style>
    <style:style style:name="T31" style:family="text">
      <style:text-properties officeooo:rsid="0081b1b6"/>
    </style:style>
    <style:style style:name="T32" style:family="text">
      <style:text-properties officeooo:rsid="0087240d"/>
    </style:style>
    <style:style style:name="T33" style:family="text">
      <style:text-properties style:text-position="sub 58%" officeooo:rsid="0087240d"/>
    </style:style>
    <style:style style:name="T34" style:family="text">
      <style:text-properties style:text-position="sub 58%" officeooo:rsid="008d2c4c"/>
    </style:style>
    <style:style style:name="T35" style:family="text">
      <style:text-properties style:text-position="sub 58%" officeooo:rsid="00b9c3be"/>
    </style:style>
    <style:style style:name="T36" style:family="text">
      <style:text-properties style:text-position="0% 100%"/>
    </style:style>
    <style:style style:name="T37" style:family="text">
      <style:text-properties style:text-position="0% 100%" officeooo:rsid="0087240d"/>
    </style:style>
    <style:style style:name="T38" style:family="text">
      <style:text-properties style:text-position="0% 100%" officeooo:rsid="0088f7d4"/>
    </style:style>
    <style:style style:name="T39" style:family="text">
      <style:text-properties style:text-position="0% 100%" officeooo:rsid="008c3169"/>
    </style:style>
    <style:style style:name="T40" style:family="text">
      <style:text-properties style:text-position="0% 100%" officeooo:rsid="008d2c4c"/>
    </style:style>
    <style:style style:name="T41" style:family="text">
      <style:text-properties style:text-position="0% 100%" officeooo:rsid="008d5b24"/>
    </style:style>
    <style:style style:name="T42" style:family="text">
      <style:text-properties style:text-position="0% 100%" officeooo:rsid="00b9c3be"/>
    </style:style>
    <style:style style:name="T43" style:family="text">
      <style:text-properties style:text-position="0% 100%" officeooo:rsid="00ba5ad2"/>
    </style:style>
    <style:style style:name="T44" style:family="text">
      <style:text-properties fo:color="#6897bb" style:text-position="0% 100%" style:font-name="DejaVu Sans Mono" fo:font-size="11.3000001907349pt" officeooo:rsid="008d5b24"/>
    </style:style>
    <style:style style:name="T45" style:family="text">
      <style:text-properties fo:color="#6897bb" style:text-position="0% 100%" style:font-name="Liberation Serif" fo:font-size="6pt" officeooo:rsid="008d5b24" style:font-size-asian="5.25pt" style:font-size-complex="6pt"/>
    </style:style>
    <style:style style:name="T46" style:family="text">
      <style:text-properties fo:color="#000000" style:text-position="0% 100%" style:font-name="Liberation Serif" fo:font-size="12pt" officeooo:rsid="008d5b24" style:font-size-asian="12pt" style:font-size-complex="12pt"/>
    </style:style>
    <style:style style:name="T47" style:family="text">
      <style:text-properties fo:color="#000000" style:text-position="sub 58%" style:font-name="Liberation Serif" fo:font-size="12pt" style:font-size-asian="12pt" style:font-size-complex="12pt"/>
    </style:style>
    <style:style style:name="T48" style:family="text">
      <style:text-properties style:font-name="Liberation Serif" fo:font-size="12pt" style:font-size-asian="12pt" style:font-size-complex="12pt"/>
    </style:style>
    <style:style style:name="T49" style:family="text">
      <style:text-properties officeooo:rsid="0093e7fe"/>
    </style:style>
    <style:style style:name="T50" style:family="text">
      <style:text-properties officeooo:rsid="00949b58"/>
    </style:style>
    <style:style style:name="T51" style:family="text">
      <style:text-properties officeooo:rsid="0096e55f"/>
    </style:style>
    <style:style style:name="T52" style:family="text">
      <style:text-properties officeooo:rsid="009893b3"/>
    </style:style>
    <style:style style:name="T53" style:family="text">
      <style:text-properties officeooo:rsid="00997c9c"/>
    </style:style>
    <style:style style:name="T54" style:family="text">
      <style:text-properties officeooo:rsid="0099e5ca"/>
    </style:style>
    <style:style style:name="T55" style:family="text">
      <style:text-properties officeooo:rsid="009ad3c7"/>
    </style:style>
    <style:style style:name="T56" style:family="text">
      <style:text-properties officeooo:rsid="009ca049"/>
    </style:style>
    <style:style style:name="T57" style:family="text">
      <style:text-properties officeooo:rsid="009e0a26"/>
    </style:style>
    <style:style style:name="T58" style:family="text">
      <style:text-properties officeooo:rsid="00a485f2"/>
    </style:style>
    <style:style style:name="T59" style:family="text">
      <style:text-properties officeooo:rsid="00a70049"/>
    </style:style>
    <style:style style:name="T60" style:family="text">
      <style:text-properties officeooo:rsid="00b9c3b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1331824</text:span><text:tab/><text:tab/><text:tab/><text:tab/><text:tab/><text:tab/><text:tab/><text:tab/> <text:s text:c="12"/>PX 4128 – Data Analysis </text:p>
      <text:p text:style-name="P1"/>
      <text:p text:style-name="P1">Continual Assessment Number 1</text:p>
      <text:p text:style-name="P2"/>
      <text:p text:style-name="P2"/>
      <text:p text:style-name="P3"><text:span text:style-name="T2">1. <text:s/></text:span>The state of Florida is thinking of relaxing its policy on alcohol sales, to allow supermarkets to sell hard liquor, since the police predict that this can reduce violence. After some extensive polling, they find that only 30% and 10% of Republican and Independent voters are, respectively, behind the change in the law, while 80% of the Democrat voters are in favour. You are visiting the state, and ask a Police Officer what she thinks of the idea. She says she’s against the change to the law. What is the probability that she votes Democrat?</text:p>
      <text:p text:style-name="P3"/>
      <text:p text:style-name="P67">Answer :-</text:p>
      <text:p text:style-name="P3"/>
      <text:p text:style-name="P7">Using Results from the Florida election results for the <text:span text:style-name="T3">2016 election to use as our data for the question. </text:span></text:p>
      <text:p text:style-name="P8">Source : <text:span text:style-name="T4">https://www.nytimes.com/elections/results/florida</text:span></text:p>
      <text:p text:style-name="P77"/>
      <table:table table:name="FloridaRecord" table:style-name="FloridaRecord">
        <table:table-column table:style-name="FloridaRecord.A" table:number-columns-repeated="2"/>
        <table:table-column table:style-name="FloridaRecord.C"/>
        <table:table-column table:style-name="FloridaRecord.D" table:number-columns-repeated="2"/>
        <table:table-row>
          <table:table-cell table:style-name="FloridaRecord.A1" office:value-type="string">
            <text:p text:style-name="P19">Party</text:p>
          </table:table-cell>
          <table:table-cell table:style-name="FloridaRecord.A1" office:value-type="string">
            <text:p text:style-name="P19">Democrat</text:p>
          </table:table-cell>
          <table:table-cell table:style-name="FloridaRecord.A1" office:value-type="string">
            <text:p text:style-name="P19">Republican</text:p>
          </table:table-cell>
          <table:table-cell table:style-name="FloridaRecord.A1" office:value-type="string">
            <text:p text:style-name="P19">Independent</text:p>
          </table:table-cell>
          <table:table-cell table:style-name="FloridaRecord.E1" office:value-type="string">
            <text:p text:style-name="P20">Others</text:p>
          </table:table-cell>
        </table:table-row>
        <table:table-row>
          <table:table-cell table:style-name="FloridaRecord.A2" office:value-type="string">
            <text:p text:style-name="P19">People Who Voted</text:p>
          </table:table-cell>
          <table:table-cell table:style-name="FloridaRecord.A2" office:value-type="string">
            <text:p text:style-name="P40">4504975</text:p>
          </table:table-cell>
          <table:table-cell table:style-name="FloridaRecord.A2" office:value-type="string">
            <text:p text:style-name="P40">4617886</text:p>
          </table:table-cell>
          <table:table-cell table:style-name="FloridaRecord.A2" office:value-type="string">
            <text:p text:style-name="P41">81731</text:p>
          </table:table-cell>
          <table:table-cell table:style-name="FloridaRecord.E2" office:value-type="string">
            <text:p text:style-name="P42">297025</text:p>
          </table:table-cell>
        </table:table-row>
        <table:table-row>
          <table:table-cell table:style-name="FloridaRecord.A2" office:value-type="string">
            <text:p text:style-name="P21">Total voted</text:p>
          </table:table-cell>
          <table:table-cell table:style-name="FloridaRecord.A2" office:value-type="string">
            <text:p text:style-name="P43">9501617</text:p>
          </table:table-cell>
          <table:table-cell table:style-name="FloridaRecord.A2" office:value-type="string">
            <text:p text:style-name="P37"/>
          </table:table-cell>
          <table:table-cell table:style-name="FloridaRecord.A2" office:value-type="string">
            <text:p text:style-name="P38"/>
          </table:table-cell>
          <table:table-cell table:style-name="FloridaRecord.E2" office:value-type="string">
            <text:p text:style-name="P39"/>
          </table:table-cell>
        </table:table-row>
      </table:table>
      <text:p text:style-name="P3"/>
      <text:p text:style-name="P78">Table 1: <text:span text:style-name="T49">Table of american voters who voted in the 2016 election in the state of Florida.</text:span></text:p>
      <text:p text:style-name="P3"/>
      <text:p text:style-name="P9"><text:span text:style-name="T5">Using the source data we can f</text:span>ind out what proportion of voters <text:span text:style-name="T10">who would’ve </text:span>voted <text:span text:style-name="T5">for and against the change in the law</text:span> for each party and determining the percentage of people who <text:span text:style-name="T9">would’ve</text:span> voted for the others based on a mean value of the other three parties.</text:p>
      <text:p text:style-name="P79"/>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19">Party</text:p>
          </table:table-cell>
          <table:table-cell table:style-name="Table1.A1" office:value-type="string">
            <text:p text:style-name="P19">Democrat</text:p>
          </table:table-cell>
          <table:table-cell table:style-name="Table1.A1" office:value-type="string">
            <text:p text:style-name="P19">Republican</text:p>
          </table:table-cell>
          <table:table-cell table:style-name="Table1.A1" office:value-type="string">
            <text:p text:style-name="P19">Independent</text:p>
          </table:table-cell>
          <table:table-cell table:style-name="Table1.E1" office:value-type="string">
            <text:p text:style-name="P32">Others</text:p>
          </table:table-cell>
        </table:table-row>
        <table:table-row>
          <table:table-cell table:style-name="Table1.A2" office:value-type="string">
            <text:p text:style-name="P22">Percentage <text:s/>For</text:p>
          </table:table-cell>
          <table:table-cell table:style-name="Table1.A2" office:value-type="string">
            <text:p text:style-name="P22">80%</text:p>
          </table:table-cell>
          <table:table-cell table:style-name="Table1.A2" office:value-type="string">
            <text:p text:style-name="P22">30%</text:p>
          </table:table-cell>
          <table:table-cell table:style-name="Table1.A2" office:value-type="string">
            <text:p text:style-name="P22">10%</text:p>
          </table:table-cell>
          <table:table-cell table:style-name="Table1.E2" office:value-type="string">
            <text:p text:style-name="P31">54.<text:span text:style-name="T6">3</text:span>%</text:p>
          </table:table-cell>
        </table:table-row>
        <table:table-row>
          <table:table-cell table:style-name="Table1.A2" office:value-type="string">
            <text:p text:style-name="P22">Voted <text:s/>For</text:p>
          </table:table-cell>
          <table:table-cell table:style-name="Table1.A2" office:value-type="string">
            <text:p text:style-name="P25">3603980</text:p>
          </table:table-cell>
          <table:table-cell table:style-name="Table1.A2" office:value-type="string">
            <text:p text:style-name="P24">1385365</text:p>
          </table:table-cell>
          <table:table-cell table:style-name="Table1.A2" office:value-type="string">
            <text:p text:style-name="P24">8173</text:p>
          </table:table-cell>
          <table:table-cell table:style-name="Table1.E2" office:value-type="string">
            <text:p text:style-name="P27">161266</text:p>
          </table:table-cell>
        </table:table-row>
        <table:table-row>
          <table:table-cell table:style-name="Table1.A2" office:value-type="string">
            <text:p text:style-name="P34">Total For</text:p>
          </table:table-cell>
          <table:table-cell table:style-name="Table1.A2" office:value-type="string">
            <text:p text:style-name="P28">5158784</text:p>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7"/>
          </table:table-cell>
        </table:table-row>
        <table:table-row>
          <table:table-cell table:style-name="Table1.A2" office:value-type="string">
            <text:p text:style-name="P22">Percentage <text:s/>Against</text:p>
          </table:table-cell>
          <table:table-cell table:style-name="Table1.A2" office:value-type="string">
            <text:p text:style-name="P23">20%</text:p>
          </table:table-cell>
          <table:table-cell table:style-name="Table1.A2" office:value-type="string">
            <text:p text:style-name="P23">70%</text:p>
          </table:table-cell>
          <table:table-cell table:style-name="Table1.A2" office:value-type="string">
            <text:p text:style-name="P23">90%</text:p>
          </table:table-cell>
          <table:table-cell table:style-name="Table1.E2" office:value-type="string">
            <text:p text:style-name="P33">45.7%</text:p>
          </table:table-cell>
        </table:table-row>
        <table:table-row table:style-name="Table1.6">
          <table:table-cell table:style-name="Table1.A2" office:value-type="string">
            <text:p text:style-name="P22">Voted <text:s/>Against</text:p>
          </table:table-cell>
          <table:table-cell table:style-name="Table1.A2" office:value-type="string">
            <text:p text:style-name="P24">900995</text:p>
          </table:table-cell>
          <table:table-cell table:style-name="Table1.A2" office:value-type="string">
            <text:p text:style-name="P24">3232520</text:p>
          </table:table-cell>
          <table:table-cell table:style-name="Table1.A2" office:value-type="string">
            <text:p text:style-name="P24">73557</text:p>
          </table:table-cell>
          <table:table-cell table:style-name="Table1.E2" office:value-type="string">
            <text:p text:style-name="P27">135758</text:p>
          </table:table-cell>
        </table:table-row>
        <table:table-row table:style-name="Table1.6">
          <table:table-cell table:style-name="Table1.A2" office:value-type="string">
            <text:p text:style-name="P34">Total Against</text:p>
          </table:table-cell>
          <table:table-cell table:style-name="Table1.A2" office:value-type="string">
            <text:p text:style-name="P28">4342829</text:p>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7"/>
          </table:table-cell>
        </table:table-row>
      </table:table>
      <text:p text:style-name="P10"/>
      <text:p text:style-name="P80">Table 2: <text:span text:style-name="T50">A table of the number of voters who would be for and against the change in the law according to the information given in table 1 and the information given in the question.</text:span></text:p>
      <text:p text:style-name="P10"/>
      <text:p text:style-name="P11">Finding the average percentage so that we may find the number of Other party voters who would vote for and against the change in the law.</text:p>
      <text:p text:style-name="P79"/>
      <table:table table:name="AverageVoters" table:style-name="AverageVoters">
        <table:table-column table:style-name="AverageVoters.A"/>
        <table:table-column table:style-name="AverageVoters.B"/>
        <table:table-row>
          <table:table-cell table:style-name="AverageVoters.A1" office:value-type="string">
            <text:p text:style-name="P29"/>
          </table:table-cell>
          <table:table-cell table:style-name="AverageVoters.B1" office:value-type="string">
            <text:p text:style-name="P30">Percentage (%)</text:p>
          </table:table-cell>
        </table:table-row>
        <table:table-row>
          <table:table-cell table:style-name="AverageVoters.A2" office:value-type="string">
            <text:p text:style-name="P29">Average For</text:p>
          </table:table-cell>
          <table:table-cell table:style-name="AverageVoters.B2" office:value-type="string">
            <text:p text:style-name="P26">54.<text:span text:style-name="T7">3</text:span></text:p>
          </table:table-cell>
        </table:table-row>
        <table:table-row>
          <table:table-cell table:style-name="AverageVoters.A2" office:value-type="string">
            <text:p text:style-name="P29">Average Against</text:p>
          </table:table-cell>
          <table:table-cell table:style-name="AverageVoters.B2" office:value-type="string">
            <text:p text:style-name="P26">45.7</text:p>
          </table:table-cell>
        </table:table-row>
      </table:table>
      <text:p text:style-name="P82">Table 3: Table showing the average voter percentage for and against the change in the law.</text:p>
      <text:p text:style-name="P9"><text:soft-page-break/></text:p>
      <text:p text:style-name="P12">The number of <text:span text:style-name="T8">Other party voters who would vote for and against the change in the law </text:span>can be seen in Table 2.</text:p>
      <text:p text:style-name="P75"/>
      <table:table table:name="TotalPercentage" table:style-name="TotalPercentage">
        <table:table-column table:style-name="TotalPercentage.A"/>
        <table:table-column table:style-name="TotalPercentage.B"/>
        <table:table-column table:style-name="TotalPercentage.A"/>
        <table:table-column table:style-name="TotalPercentage.B"/>
        <table:table-column table:style-name="TotalPercentage.E"/>
        <table:table-row>
          <table:table-cell table:style-name="TotalPercentage.A1" office:value-type="string">
            <text:p text:style-name="P19">Party</text:p>
          </table:table-cell>
          <table:table-cell table:style-name="TotalPercentage.A1" office:value-type="string">
            <text:p text:style-name="P19">Democrat</text:p>
          </table:table-cell>
          <table:table-cell table:style-name="TotalPercentage.A1" office:value-type="string">
            <text:p text:style-name="P19">Republican</text:p>
          </table:table-cell>
          <table:table-cell table:style-name="TotalPercentage.A1" office:value-type="string">
            <text:p text:style-name="P19">Independent</text:p>
          </table:table-cell>
          <table:table-cell table:style-name="TotalPercentage.E1" office:value-type="string">
            <text:p text:style-name="P35">Others</text:p>
          </table:table-cell>
        </table:table-row>
        <table:table-row>
          <table:table-cell table:style-name="TotalPercentage.A2" office:value-type="string">
            <text:p text:style-name="P36">Total Percentage</text:p>
          </table:table-cell>
          <table:table-cell table:style-name="TotalPercentage.A2" office:value-type="string">
            <text:p text:style-name="P36">47.4%</text:p>
          </table:table-cell>
          <table:table-cell table:style-name="TotalPercentage.A2" office:value-type="string">
            <text:p text:style-name="P36">48.6%</text:p>
          </table:table-cell>
          <table:table-cell table:style-name="TotalPercentage.A2" office:value-type="string">
            <text:p text:style-name="P36">0.86%</text:p>
          </table:table-cell>
          <table:table-cell table:style-name="TotalPercentage.E2" office:value-type="string">
            <text:p text:style-name="P36">3.1%</text:p>
          </table:table-cell>
        </table:table-row>
        <table:table-row>
          <table:table-cell table:style-name="TotalPercentage.A2" office:value-type="string">
            <text:p text:style-name="P35">Total Percentage For</text:p>
          </table:table-cell>
          <table:table-cell table:style-name="TotalPercentage.A2" office:value-type="string">
            <text:p text:style-name="P36">37.9%</text:p>
          </table:table-cell>
          <table:table-cell table:style-name="TotalPercentage.A2" office:value-type="string">
            <text:p text:style-name="P36">14.6%</text:p>
          </table:table-cell>
          <table:table-cell table:style-name="TotalPercentage.A2" office:value-type="string">
            <text:p text:style-name="P36">0.09%</text:p>
          </table:table-cell>
          <table:table-cell table:style-name="TotalPercentage.E2" office:value-type="string">
            <text:p text:style-name="P36">1.7%</text:p>
          </table:table-cell>
        </table:table-row>
        <table:table-row>
          <table:table-cell table:style-name="TotalPercentage.A2" office:value-type="string">
            <text:p text:style-name="P35">Total Percentage Against</text:p>
          </table:table-cell>
          <table:table-cell table:style-name="TotalPercentage.A2" office:value-type="string">
            <text:p text:style-name="P36">9.5%</text:p>
          </table:table-cell>
          <table:table-cell table:style-name="TotalPercentage.A2" office:value-type="string">
            <text:p text:style-name="P36">34%</text:p>
          </table:table-cell>
          <table:table-cell table:style-name="TotalPercentage.A2" office:value-type="string">
            <text:p text:style-name="P36">0.77%</text:p>
          </table:table-cell>
          <table:table-cell table:style-name="TotalPercentage.E2" office:value-type="string">
            <text:p text:style-name="P36">1.4%</text:p>
          </table:table-cell>
        </table:table-row>
      </table:table>
      <text:p text:style-name="P12"/>
      <text:p text:style-name="P76">Table 4: <text:span text:style-name="T51">Table showing the normalised percentage of each parties voters who would vote for or againsst the change in the law.</text:span></text:p>
      <text:p text:style-name="P12"/>
      <text:p text:style-name="P13">Now we have all the information to find out the probability that she votes Democrat.</text:p>
      <text:p text:style-name="P14">In order to find out the probability that she votes Democrat, <text:span text:style-name="T11">we must use Bayes Theorem.</text:span></text:p>
      <text:p text:style-name="P14"/>
      <text:p text:style-name="P15">Bayes Theorem states <text:span text:style-name="T22">that</text:span> :-</text:p>
      <text:p text:style-name="P15"/>
      <text:p text:style-name="P85"><text:s text:c="55"/><draw:frame draw:style-name="fr1" draw:name="Object1" text:anchor-type="as-char" svg:y="-0.66cm" svg:width="4.417cm" svg:height="1.08cm" draw:z-index="1"><draw:object xlink:href="./Object 1" xlink:type="simple" xlink:show="embed" xlink:actuate="onLoad"/><draw:image xlink:href="./ObjectReplacements/Object 1" xlink:type="simple" xlink:show="embed" xlink:actuate="onLoad"/></draw:frame> <text:s text:c="13"/><text:tab/><text:tab/><text:tab/> <text:s text:c="13"/><text:span text:style-name="T13">(1)</text:span></text:p>
      <text:p text:style-name="P14"/>
      <text:p text:style-name="P83">We could also use the alternate form of Bayes Theorem which states that :</text:p>
      <text:p text:style-name="P83"/>
      <text:p text:style-name="P84"><text:s/><draw:frame draw:style-name="fr1" draw:name="Object12" text:anchor-type="as-char" svg:y="-0.661cm" svg:width="7.348cm" svg:height="1.131cm" draw:z-index="8"><draw:object xlink:href="./Object 12" xlink:type="simple" xlink:show="embed" xlink:actuate="onLoad"/><draw:image xlink:href="./ObjectReplacements/Object 12" xlink:type="simple" xlink:show="embed" xlink:actuate="onLoad"/><svg:desc>formula</svg:desc></draw:frame> <text:s text:c="40"/><text:span text:style-name="T53">(2)</text:span></text:p>
      <text:p text:style-name="P14"/>
      <text:p text:style-name="P88">But this form is not necessary for our calculations since P(B) is known in our case. </text:p>
      <text:p text:style-name="P88"/>
      <text:p text:style-name="P16">Therefore <text:span text:style-name="T54">to put Bayes Theorem in terms of our question,</text:span> the probability of voting democrat given you’re against the change in the law is the following :-</text:p>
      <text:p text:style-name="P16"/>
      <text:p text:style-name="P16"/>
      <text:p text:style-name="P86"><text:s text:c="53"/><draw:frame draw:style-name="fr1" draw:name="Object2" text:anchor-type="as-char" svg:y="-0.713cm" svg:width="4.884cm" svg:height="1.182cm" draw:z-index="0"><draw:object xlink:href="./Object 2" xlink:type="simple" xlink:show="embed" xlink:actuate="onLoad"/><draw:image xlink:href="./ObjectReplacements/Object 2" xlink:type="simple" xlink:show="embed" xlink:actuate="onLoad"/><svg:desc>formula</svg:desc></draw:frame><text:tab/><text:tab/><text:tab/><text:tab/> <text:s text:c="13"/><text:span text:style-name="T13">(3)</text:span></text:p>
      <text:p text:style-name="P14"/>
      <text:p text:style-name="P14"/>
      <text:p text:style-name="P89">Where<draw:frame draw:style-name="fr1" draw:name="Object13" text:anchor-type="as-char" svg:y="-0.437cm" svg:width="1.334cm" svg:height="0.559cm" draw:z-index="9"><draw:object xlink:href="./Object 13" xlink:type="simple" xlink:show="embed" xlink:actuate="onLoad"/><draw:image xlink:href="./ObjectReplacements/Object 13" xlink:type="simple" xlink:show="embed" xlink:actuate="onLoad"/><svg:desc>formula</svg:desc></draw:frame><text:span text:style-name="T54">is the probability of voting against the change in the law,</text:span><text:span text:style-name="T54"><draw:frame draw:style-name="fr1" draw:name="Object14" text:anchor-type="as-char" svg:y="-0.386cm" svg:width="1.191cm" svg:height="0.51cm" draw:z-index="10"><draw:object xlink:href="./Object 14" xlink:type="simple" xlink:show="embed" xlink:actuate="onLoad"/><draw:image xlink:href="./ObjectReplacements/Object 14" xlink:type="simple" xlink:show="embed" xlink:actuate="onLoad"/><svg:desc>formula</svg:desc></draw:frame></text:span><text:span text:style-name="T54">is the probability <text:s/>of voting democrat and</text:span><text:span text:style-name="T54"><draw:frame draw:style-name="fr1" draw:name="Object15" text:anchor-type="as-char" svg:y="-0.437cm" svg:width="1.829cm" svg:height="0.559cm" draw:z-index="11"><draw:object xlink:href="./Object 15" xlink:type="simple" xlink:show="embed" xlink:actuate="onLoad"/><draw:image xlink:href="./ObjectReplacements/Object 15" xlink:type="simple" xlink:show="embed" xlink:actuate="onLoad"/><svg:desc>formula</svg:desc></draw:frame></text:span><text:span text:style-name="T54">is the probability of voting against given you’ve voted democrat.</text:span></text:p>
      <text:p text:style-name="P89"/>
      <text:p text:style-name="P90"><text:span text:style-name="T55">Here</text:span> <text:span text:style-name="T56">the probability of voting against the change can be found in Table 3,</text:span><text:span text:style-name="T56"><draw:frame draw:style-name="fr1" draw:name="Object3" text:anchor-type="as-char" svg:y="-0.437cm" svg:width="2.852cm" svg:height="0.559cm" draw:z-index="12"><draw:object xlink:href="./Object 3" xlink:type="simple" xlink:show="embed" xlink:actuate="onLoad"/><draw:image xlink:href="./ObjectReplacements/Object 3" xlink:type="simple" xlink:show="embed" xlink:actuate="onLoad"/></draw:frame></text:span> . <text:s text:c="3"/><text:span text:style-name="T57">The probability of voting democrat can be found in Table 4,</text:span><text:span text:style-name="T57"><draw:frame draw:style-name="fr1" draw:name="Object4" text:anchor-type="as-char" svg:y="-0.386cm" svg:width="2.713cm" svg:height="0.51cm" draw:z-index="13"><draw:object xlink:href="./Object 4" xlink:type="simple" xlink:show="embed" xlink:actuate="onLoad"/><draw:image xlink:href="./ObjectReplacements/Object 4" xlink:type="simple" xlink:show="embed" xlink:actuate="onLoad"/><svg:desc>formula</svg:desc></draw:frame></text:span><text:span text:style-name="T57"> .</text:span></text:p>
      <text:p text:style-name="P90"><text:span text:style-name="T59">The probability of voting against the change given you’re a democrat is simply given in the question which is,</text:span><text:span text:style-name="T59"><draw:frame draw:style-name="fr1" draw:name="Object5" text:anchor-type="as-char" svg:y="-0.437cm" svg:width="3.014cm" svg:height="0.559cm" draw:z-index="14"><draw:object xlink:href="./Object 5" xlink:type="simple" xlink:show="embed" xlink:actuate="onLoad"/><draw:image xlink:href="./ObjectReplacements/Object 5" xlink:type="simple" xlink:show="embed" xlink:actuate="onLoad"/><svg:desc>formula</svg:desc></draw:frame></text:span><text:span text:style-name="T59">.</text:span></text:p>
      <text:p text:style-name="P90"/>
      <text:p text:style-name="P90"/>
      <text:p text:style-name="P90"/>
      <text:p text:style-name="P14"/>
      <text:p text:style-name="P17"><text:soft-page-break/>Therefore :-</text:p>
      <text:p text:style-name="P17"/>
      <text:p text:style-name="P87"><text:s/><draw:frame draw:style-name="fr1" draw:name="Object6" text:anchor-type="as-char" svg:y="-0.621cm" svg:width="5.634cm" svg:height="1cm" draw:z-index="2"><draw:object xlink:href="./Object 6" xlink:type="simple" xlink:show="embed" xlink:actuate="onLoad"/><draw:image xlink:href="./ObjectReplacements/Object 6" xlink:type="simple" xlink:show="embed" xlink:actuate="onLoad"/><svg:desc>formula</svg:desc></draw:frame></text:p>
      <text:p text:style-name="P87"/>
      <text:p text:style-name="P91">The probability of voting democrat given you’re against the change in the law was found to be 0.207 or 20.7%. </text:p>
      <text:p text:style-name="P14"/>
      <text:p text:style-name="P14"/>
      <text:p text:style-name="P4"><text:span text:style-name="T12">2. <text:s/></text:span>A computer chip manufacturer suspects that roughly half of its latest batch of CPUs contains a flaw. The accounts department are clearly concerned, and are tying to predict how the fault will affect the number of customers returning products. How many CPUs from the batch would they need to examine to know the probability that any given CPU is faulty to better than 5%?</text:p>
      <text:p text:style-name="P9"/>
      <text:p text:style-name="P67">Answer :-</text:p>
      <text:p text:style-name="P9"/>
      <text:p text:style-name="P9"/>
      <text:p text:style-name="P9"/>
      <text:p text:style-name="P9"/>
      <text:p text:style-name="P9"/>
      <text:p text:style-name="P9"/>
      <text:p text:style-name="P9"/>
      <text:p text:style-name="P9"/>
      <text:p text:style-name="P5"><text:span text:style-name="T14">3. <text:s/></text:span>A group researching cancer have previously found that the genetic marker D3 is a useful indication that a person will develop the more aggressive form of melanoma skin cancer, in that D3 is present in 65% of the aggressive cases. However the test is expensive. A rival group claim that the marker M23 is more sensitive than D3, and works out considerably cheaper to test for. The rival research team manage to get DNA samples from 7 patients with the aggressive form of the disease, all of whom test positive for the genetic marker M23. Based on these results, is M23 a better marker for the disease than D3?</text:p>
      <text:p text:style-name="P9"/>
      <text:p text:style-name="P50"><text:span text:style-name="T30">Answer :-</text:span></text:p>
      <text:p text:style-name="P44"/>
      <text:p text:style-name="P60"><text:span text:style-name="T16">Using the null hypothesis test, that is the null hypothesis that the genetic marker M23 is equal or worse to the genetic marker D3. </text:span></text:p>
      <text:p text:style-name="P60"/>
      <text:p text:style-name="P62">Using the probability of the genetic marker D3, <text:span text:style-name="T17">p = 0.65 and the binomial distribution, we can find the probability of 7 out of 7 samples being positive and therefore finding the p-value of the test.</text:span></text:p>
      <text:p text:style-name="P63"/>
      <text:p text:style-name="P63"><draw:frame draw:style-name="fr2" draw:name="Object7" text:anchor-type="as-char" svg:y="-0.619cm" svg:width="10.649cm" svg:height="1.037cm" draw:z-index="3"><draw:object xlink:href="./Object 7" xlink:type="simple" xlink:show="embed" xlink:actuate="onLoad"/><draw:image xlink:href="./ObjectReplacements/Object 7" xlink:type="simple" xlink:show="embed" xlink:actuate="onLoad"/></draw:frame></text:p>
      <text:p text:style-name="P64"/>
      <text:p text:style-name="P61"><text:span text:style-name="T18">Since the p-value is below the significance level of 5%, we can reject the null hypothesis and </text:span>accept the alternative hypothesis <text:span text:style-name="T19">that the genetic marker M23 is indeed a better marker. </text:span></text:p>
      <text:p text:style-name="P65">Note : <text:s/>although the p-value is below the significance level, <text:s/>one might be able to argue that the sample size of M23 is far too small to be able to confidently say that the marker is indeed better than D3.</text:p>
      <text:p text:style-name="P65"/>
      <text:p text:style-name="P9"/>
      <text:p text:style-name="P9"/>
      <text:p text:style-name="P9"/>
      <text:p text:style-name="P6"><text:soft-page-break/><text:span text:style-name="T15">4. </text:span>Eight new recruits for a rugby team are timed in both the 100 meters and 1,500 to assess their athletic abilities. The following results were obtained,</text:p>
      <text:p text:style-name="P18"/>
      <text:p text:style-name="P18"><text:s text:c="46"/>100m: <text:s text:c="3"/>12 <text:s text:c="2"/>11 <text:s text:c="2"/>13 <text:s text:c="2"/>14 <text:s text:c="2"/>12 <text:s text:c="2"/>15 <text:s text:c="2"/>12 <text:s text:c="2"/>16 </text:p>
      <text:p text:style-name="P18"><text:s text:c="46"/>1500m: <text:s/>280 290 220 260 270 240 250 230 </text:p>
      <text:p text:style-name="P6"/>
      <text:p text:style-name="P6">What trend do we see in the data? Is the trend significant? Please create your own statistical functions when answering this question. </text:p>
      <text:p text:style-name="P6"/>
      <text:p text:style-name="P66">Answer :-</text:p>
      <text:p text:style-name="P66"/>
      <text:p text:style-name="P92"><text:span text:style-name="T58">Source : </text:span><text:span text:style-name="T48">https://stackoverflow.com/questions/3949226/calculating-pearson-correlation-and-significance-in-python</text:span></text:p>
      <text:p text:style-name="P95">And : https://docs.scipy.org/doc/numpy-1.13.0/reference/generated/numpy.corrcoef.html</text:p>
      <text:p text:style-name="P94">And : http://www.socscistatistics.com/pvalues/Default.aspx</text:p>
      <text:p text:style-name="P66"/>
      <text:p text:style-name="P45"><text:span text:style-name="T20">The linear correlation coefficient, r, can be used to find the correlation in the data. </text:span>If r is close to ±1, then the points are correlated <text:span text:style-name="T20">and if r 0 then the points are uncorrelated.</text:span></text:p>
      <text:p text:style-name="P45"/>
      <text:p text:style-name="P51">The equation of linear correlation coefficient. <text:span text:style-name="T21">Is given by :-</text:span> </text:p>
      <text:p text:style-name="P51"/>
      <text:p text:style-name="P53"><draw:frame draw:style-name="fr2" draw:name="Object8" text:anchor-type="as-char" svg:y="-0.732cm" svg:width="4.882cm" svg:height="1.272cm" draw:z-index="4"><draw:object xlink:href="./Object 8" xlink:type="simple" xlink:show="embed" xlink:actuate="onLoad"/><draw:image xlink:href="./ObjectReplacements/Object 8" xlink:type="simple" xlink:show="embed" xlink:actuate="onLoad"/></draw:frame> <text:s text:c="49"/><text:span text:style-name="T52">(4)</text:span></text:p>
      <text:p text:style-name="P52"/>
      <text:p text:style-name="P52"/>
      <text:p text:style-name="P55">The mean <text:span text:style-name="T24">and standard deviation</text:span> of the 100m was found to be <text:span text:style-name="T23">13.1 and 1.6 respectively. <text:s/></text:span>The mean <text:span text:style-name="T24">and standard deviation</text:span> of the 1<text:span text:style-name="T24">5</text:span>00m was found to be <text:span text:style-name="T23">255.0 and 22.9 respectively. </text:span></text:p>
      <text:p text:style-name="P55"/>
      <text:p text:style-name="P56">The <text:span text:style-name="T20">linear correlation coefficient, r, </text:span>was found to be -<text:span text:style-name="T25">0.69 suggesting that there is a corelation in the data since r is closer to 1 than 0.</text:span></text:p>
      <text:p text:style-name="P57">The probability <text:span text:style-name="T27">that the correlation is significant can be calculated through the use of the linear correlation coefficient and the sample size, which in our case is 0.69 and 8.</text:span></text:p>
      <text:p text:style-name="P57"/>
      <text:p text:style-name="P58">Using <text:a xlink:type="simple" xlink:href="http://www.socscistatistics.com/pvalues/Default.aspx" text:style-name="Internet_20_link" text:visited-style-name="Visited_20_Internet_20_Link">http://www.socscistatistics.com/pvalues/Default.aspx</text:a>, <text:s/><text:span text:style-name="T28">the probability was found to be:-</text:span><text:span text:style-name="T28"><draw:frame draw:style-name="fr2" draw:name="Object9" text:anchor-type="as-char" svg:y="-0.386cm" svg:width="3.903cm" svg:height="0.542cm" draw:z-index="5"><draw:object xlink:href="./Object 9" xlink:type="simple" xlink:show="embed" xlink:actuate="onLoad"/><draw:image xlink:href="./ObjectReplacements/Object 9" xlink:type="simple" xlink:show="embed" xlink:actuate="onLoad"/></draw:frame></text:span></text:p>
      <text:p text:style-name="P59">By using the same cut mark of 5% <text:span text:style-name="T29">for significance level (I.e below 5% is significant) we can see that our correlation is not significant.</text:span></text:p>
      <text:p text:style-name="P56"/>
      <text:p text:style-name="P56"/>
      <text:p text:style-name="P56"/>
      <text:p text:style-name="P48"><text:span text:style-name="T26">5. </text:span>Using only a uniform random number generator, compute your own table of significance values for linear correlation coefficient r.</text:p>
      <text:p text:style-name="P51"/>
      <text:p text:style-name="P67">Answer :-</text:p>
      <text:p text:style-name="P67"/>
      <text:p text:style-name="P69">By using a random number generator to create <text:span text:style-name="T31">X and Y values of length N (3, 5, 10…...etc), we can determine the linear correlation coefficient, r for those corresponding N values. By repeating this several times (repeating each N value by Ntrial times) we can get many r values between 0 and 1.</text:span></text:p>
      <text:p text:style-name="P70">To find the probability <text:span text:style-name="T60">that N measurements of two uncorrelated values give a correlation coefficient with |r| &gt; r</text:span><text:span text:style-name="T35">0</text:span><text:span text:style-name="T60"> </text:span><text:s/>(<draw:frame draw:style-name="fr2" draw:name="Object10" text:anchor-type="as-char" svg:y="-0.386cm" svg:width="1.961cm" svg:height="0.542cm" draw:z-index="6"><draw:object xlink:href="./Object 10" xlink:type="simple" xlink:show="embed" xlink:actuate="onLoad"/><draw:image xlink:href="./ObjectReplacements/Object 10" xlink:type="simple" xlink:show="embed" xlink:actuate="onLoad"/><svg:desc>formula</svg:desc></draw:frame>), <text:span text:style-name="T32">we can </text:span>find the number of r values greater than <text:span text:style-name="T32">the critical value r</text:span><text:span text:style-name="T33">0,</text:span><text:span text:style-name="T37"> </text:span><text:span text:style-name="T38">then divide by the total number of r values which is Ntrials.</text:span></text:p>
      <text:p text:style-name="P70"><text:soft-page-break/><text:span text:style-name="T38"/></text:p>
      <text:p text:style-name="P70"><text:span text:style-name="T38"/></text:p>
      <text:p text:style-name="P70"><text:span text:style-name="T38">If we were to put this into an equation we would get the following :-</text:span></text:p>
      <text:p text:style-name="P70"><text:span text:style-name="T38"/></text:p>
      <text:p text:style-name="P71"><text:span text:style-name="T38"><draw:frame draw:style-name="fr2" draw:name="Object11" text:anchor-type="as-char" svg:y="-0.739cm" svg:width="10.169cm" svg:height="1.229cm" draw:z-index="7"><draw:object xlink:href="./Object 11" xlink:type="simple" xlink:show="embed" xlink:actuate="onLoad"/><draw:image xlink:href="./ObjectReplacements/Object 11" xlink:type="simple" xlink:show="embed" xlink:actuate="onLoad"/><svg:desc>formula</svg:desc></draw:frame></text:span></text:p>
      <text:p text:style-name="P71"><text:span text:style-name="T38"/></text:p>
      <text:p text:style-name="P49"><text:span text:style-name="T38">H</text:span><text:span text:style-name="T39">ere I have determined that N is a series of integers from 3 to 10 </text:span><text:span text:style-name="T40">and that r</text:span><text:span text:style-name="T34">0 </text:span><text:span text:style-name="T40"><text:s/>is a series of numbers from 0 to 1 with 0.1 spacing. </text:span><text:span text:style-name="T41">The number of trials was chosen to be Ntrials = </text:span><text:span text:style-name="T44">10000</text:span><text:span text:style-name="T46">, note that the higher the number of trials the more acurate the probability will be.</text:span></text:p>
      <text:p text:style-name="P49"><text:span text:style-name="T46"/></text:p>
      <text:p text:style-name="P72"><text:span text:style-name="T46"/></text:p>
      <text:p text:style-name="P72"><text:span text:style-name="T46">r</text:span><text:span text:style-name="T47">0</text:span></text:p>
      <table:table table:name="ProbabilityTable" table:style-name="ProbabilityTable">
        <table:table-column table:style-name="ProbabilityTable.A" table:number-columns-repeated="2"/>
        <table:table-column table:style-name="ProbabilityTable.C"/>
        <table:table-column table:style-name="ProbabilityTable.D"/>
        <table:table-column table:style-name="ProbabilityTable.C"/>
        <table:table-column table:style-name="ProbabilityTable.D"/>
        <table:table-column table:style-name="ProbabilityTable.C"/>
        <table:table-column table:style-name="ProbabilityTable.D"/>
        <table:table-column table:style-name="ProbabilityTable.C" table:number-columns-repeated="2"/>
        <table:table-column table:style-name="ProbabilityTable.K"/>
        <table:table-column table:style-name="ProbabilityTable.L"/>
        <table:table-row>
          <table:table-cell table:style-name="ProbabilityTable.A1" office:value-type="string">
            <text:p text:style-name="P96">N</text:p>
          </table:table-cell>
          <table:table-cell table:style-name="ProbabilityTable.A1" office:value-type="string">
            <text:p text:style-name="P97">0.0</text:p>
          </table:table-cell>
          <table:table-cell table:style-name="ProbabilityTable.A1" office:value-type="string">
            <text:p text:style-name="P97">0.1</text:p>
          </table:table-cell>
          <table:table-cell table:style-name="ProbabilityTable.A1" office:value-type="string">
            <text:p text:style-name="P97">0.2</text:p>
          </table:table-cell>
          <table:table-cell table:style-name="ProbabilityTable.A1" office:value-type="string">
            <text:p text:style-name="P97">0.3</text:p>
          </table:table-cell>
          <table:table-cell table:style-name="ProbabilityTable.A1" office:value-type="string">
            <text:p text:style-name="P97">0.4</text:p>
          </table:table-cell>
          <table:table-cell table:style-name="ProbabilityTable.A1" office:value-type="string">
            <text:p text:style-name="P97">0.5</text:p>
          </table:table-cell>
          <table:table-cell table:style-name="ProbabilityTable.A1" office:value-type="string">
            <text:p text:style-name="P97">0.6</text:p>
          </table:table-cell>
          <table:table-cell table:style-name="ProbabilityTable.A1" office:value-type="string">
            <text:p text:style-name="P97">0.7</text:p>
          </table:table-cell>
          <table:table-cell table:style-name="ProbabilityTable.A1" office:value-type="string">
            <text:p text:style-name="P97">0.8</text:p>
          </table:table-cell>
          <table:table-cell table:style-name="ProbabilityTable.A1" office:value-type="string">
            <text:p text:style-name="P97">0.9</text:p>
          </table:table-cell>
          <table:table-cell table:style-name="ProbabilityTable.L1" office:value-type="string">
            <text:p text:style-name="P97">1.0</text:p>
          </table:table-cell>
        </table:table-row>
        <table:table-row>
          <table:table-cell table:style-name="ProbabilityTable.A2" office:value-type="string">
            <text:p text:style-name="P97">3</text:p>
          </table:table-cell>
          <table:table-cell table:style-name="ProbabilityTable.A2" office:value-type="string">
            <text:p text:style-name="P73"><text:span text:style-name="T36">1</text:span><text:span text:style-name="T41">00</text:span></text:p>
          </table:table-cell>
          <table:table-cell table:style-name="ProbabilityTable.A2" office:value-type="string">
            <text:p text:style-name="P73"><text:span text:style-name="T41">94</text:span></text:p>
          </table:table-cell>
          <table:table-cell table:style-name="ProbabilityTable.A2" office:value-type="string">
            <text:p text:style-name="P98">87</text:p>
          </table:table-cell>
          <table:table-cell table:style-name="ProbabilityTable.A2" office:value-type="string">
            <text:p text:style-name="P98">81</text:p>
          </table:table-cell>
          <table:table-cell table:style-name="ProbabilityTable.A2" office:value-type="string">
            <text:p text:style-name="P98">73</text:p>
          </table:table-cell>
          <table:table-cell table:style-name="ProbabilityTable.A2" office:value-type="string">
            <text:p text:style-name="P98">66</text:p>
          </table:table-cell>
          <table:table-cell table:style-name="ProbabilityTable.A2" office:value-type="string">
            <text:p text:style-name="P98">59</text:p>
          </table:table-cell>
          <table:table-cell table:style-name="ProbabilityTable.A2" office:value-type="string">
            <text:p text:style-name="P98">50</text:p>
          </table:table-cell>
          <table:table-cell table:style-name="ProbabilityTable.A2" office:value-type="string">
            <text:p text:style-name="P98">41</text:p>
          </table:table-cell>
          <table:table-cell table:style-name="ProbabilityTable.A2" office:value-type="string">
            <text:p text:style-name="P98">28</text:p>
          </table:table-cell>
          <table:table-cell table:style-name="ProbabilityTable.L2" office:value-type="string">
            <text:p text:style-name="P98">0</text:p>
          </table:table-cell>
        </table:table-row>
        <table:table-row>
          <table:table-cell table:style-name="ProbabilityTable.A2" office:value-type="string">
            <text:p text:style-name="P97">4</text:p>
          </table:table-cell>
          <table:table-cell table:style-name="ProbabilityTable.A2" office:value-type="string">
            <text:p text:style-name="P98">100</text:p>
          </table:table-cell>
          <table:table-cell table:style-name="ProbabilityTable.A2" office:value-type="string">
            <text:p text:style-name="P99">90</text:p>
          </table:table-cell>
          <table:table-cell table:style-name="ProbabilityTable.A2" office:value-type="string">
            <text:p text:style-name="P99">80</text:p>
          </table:table-cell>
          <table:table-cell table:style-name="ProbabilityTable.A2" office:value-type="string">
            <text:p text:style-name="P99">70</text:p>
          </table:table-cell>
          <table:table-cell table:style-name="ProbabilityTable.A2" office:value-type="string">
            <text:p text:style-name="P99">59</text:p>
          </table:table-cell>
          <table:table-cell table:style-name="ProbabilityTable.A2" office:value-type="string">
            <text:p text:style-name="P99">59</text:p>
          </table:table-cell>
          <table:table-cell table:style-name="ProbabilityTable.A2" office:value-type="string">
            <text:p text:style-name="P99">39</text:p>
          </table:table-cell>
          <table:table-cell table:style-name="ProbabilityTable.A2" office:value-type="string">
            <text:p text:style-name="P99">28</text:p>
          </table:table-cell>
          <table:table-cell table:style-name="ProbabilityTable.A2" office:value-type="string">
            <text:p text:style-name="P99">19</text:p>
          </table:table-cell>
          <table:table-cell table:style-name="ProbabilityTable.A2" office:value-type="string">
            <text:p text:style-name="P99">9</text:p>
          </table:table-cell>
          <table:table-cell table:style-name="ProbabilityTable.L2" office:value-type="string">
            <text:p text:style-name="P98">0</text:p>
          </table:table-cell>
        </table:table-row>
        <table:table-row>
          <table:table-cell table:style-name="ProbabilityTable.A2" office:value-type="string">
            <text:p text:style-name="P97">5</text:p>
          </table:table-cell>
          <table:table-cell table:style-name="ProbabilityTable.A2" office:value-type="string">
            <text:p text:style-name="P98">100</text:p>
          </table:table-cell>
          <table:table-cell table:style-name="ProbabilityTable.A2" office:value-type="string">
            <text:p text:style-name="P99">87</text:p>
          </table:table-cell>
          <table:table-cell table:style-name="ProbabilityTable.A2" office:value-type="string">
            <text:p text:style-name="P99">74</text:p>
          </table:table-cell>
          <table:table-cell table:style-name="ProbabilityTable.A2" office:value-type="string">
            <text:p text:style-name="P99">62</text:p>
          </table:table-cell>
          <table:table-cell table:style-name="ProbabilityTable.A2" office:value-type="string">
            <text:p text:style-name="P99">50</text:p>
          </table:table-cell>
          <table:table-cell table:style-name="ProbabilityTable.A2" office:value-type="string">
            <text:p text:style-name="P99">39</text:p>
          </table:table-cell>
          <table:table-cell table:style-name="ProbabilityTable.A2" office:value-type="string">
            <text:p text:style-name="P99">29</text:p>
          </table:table-cell>
          <table:table-cell table:style-name="ProbabilityTable.A2" office:value-type="string">
            <text:p text:style-name="P99">19</text:p>
          </table:table-cell>
          <table:table-cell table:style-name="ProbabilityTable.A2" office:value-type="string">
            <text:p text:style-name="P99">10</text:p>
          </table:table-cell>
          <table:table-cell table:style-name="ProbabilityTable.A2" office:value-type="string">
            <text:p text:style-name="P99">3</text:p>
          </table:table-cell>
          <table:table-cell table:style-name="ProbabilityTable.L2" office:value-type="string">
            <text:p text:style-name="P98">0</text:p>
          </table:table-cell>
        </table:table-row>
        <table:table-row>
          <table:table-cell table:style-name="ProbabilityTable.A2" office:value-type="string">
            <text:p text:style-name="P97">6</text:p>
          </table:table-cell>
          <table:table-cell table:style-name="ProbabilityTable.A2" office:value-type="string">
            <text:p text:style-name="P98">100</text:p>
          </table:table-cell>
          <table:table-cell table:style-name="ProbabilityTable.A2" office:value-type="string">
            <text:p text:style-name="P100">84</text:p>
          </table:table-cell>
          <table:table-cell table:style-name="ProbabilityTable.A2" office:value-type="string">
            <text:p text:style-name="P100">70</text:p>
          </table:table-cell>
          <table:table-cell table:style-name="ProbabilityTable.A2" office:value-type="string">
            <text:p text:style-name="P100">55</text:p>
          </table:table-cell>
          <table:table-cell table:style-name="ProbabilityTable.A2" office:value-type="string">
            <text:p text:style-name="P100">42</text:p>
          </table:table-cell>
          <table:table-cell table:style-name="ProbabilityTable.A2" office:value-type="string">
            <text:p text:style-name="P100">30</text:p>
          </table:table-cell>
          <table:table-cell table:style-name="ProbabilityTable.A2" office:value-type="string">
            <text:p text:style-name="P100">20</text:p>
          </table:table-cell>
          <table:table-cell table:style-name="ProbabilityTable.A2" office:value-type="string">
            <text:p text:style-name="P100">11</text:p>
          </table:table-cell>
          <table:table-cell table:style-name="ProbabilityTable.A2" office:value-type="string">
            <text:p text:style-name="P100">5</text:p>
          </table:table-cell>
          <table:table-cell table:style-name="ProbabilityTable.A2" office:value-type="string">
            <text:p text:style-name="P100">1</text:p>
          </table:table-cell>
          <table:table-cell table:style-name="ProbabilityTable.L2" office:value-type="string">
            <text:p text:style-name="P98">0</text:p>
          </table:table-cell>
        </table:table-row>
        <table:table-row>
          <table:table-cell table:style-name="ProbabilityTable.A2" office:value-type="string">
            <text:p text:style-name="P97">7</text:p>
          </table:table-cell>
          <table:table-cell table:style-name="ProbabilityTable.A2" office:value-type="string">
            <text:p text:style-name="P98">100</text:p>
          </table:table-cell>
          <table:table-cell table:style-name="ProbabilityTable.A2" office:value-type="string">
            <text:p text:style-name="P100">83</text:p>
          </table:table-cell>
          <table:table-cell table:style-name="ProbabilityTable.A2" office:value-type="string">
            <text:p text:style-name="P100">67</text:p>
          </table:table-cell>
          <table:table-cell table:style-name="ProbabilityTable.A2" office:value-type="string">
            <text:p text:style-name="P100">51</text:p>
          </table:table-cell>
          <table:table-cell table:style-name="ProbabilityTable.A2" office:value-type="string">
            <text:p text:style-name="P100">37</text:p>
          </table:table-cell>
          <table:table-cell table:style-name="ProbabilityTable.A2" office:value-type="string">
            <text:p text:style-name="P100">25</text:p>
          </table:table-cell>
          <table:table-cell table:style-name="ProbabilityTable.A2" office:value-type="string">
            <text:p text:style-name="P100">15</text:p>
          </table:table-cell>
          <table:table-cell table:style-name="ProbabilityTable.A2" office:value-type="string">
            <text:p text:style-name="P100">8</text:p>
          </table:table-cell>
          <table:table-cell table:style-name="ProbabilityTable.A2" office:value-type="string">
            <text:p text:style-name="P100">3</text:p>
          </table:table-cell>
          <table:table-cell table:style-name="ProbabilityTable.A2" office:value-type="string">
            <text:p text:style-name="P100">0</text:p>
          </table:table-cell>
          <table:table-cell table:style-name="ProbabilityTable.L2" office:value-type="string">
            <text:p text:style-name="P98">0</text:p>
          </table:table-cell>
        </table:table-row>
        <table:table-row>
          <table:table-cell table:style-name="ProbabilityTable.A2" office:value-type="string">
            <text:p text:style-name="P97">8</text:p>
          </table:table-cell>
          <table:table-cell table:style-name="ProbabilityTable.A2" office:value-type="string">
            <text:p text:style-name="P98">100</text:p>
          </table:table-cell>
          <table:table-cell table:style-name="ProbabilityTable.A2" office:value-type="string">
            <text:p text:style-name="P101">81</text:p>
          </table:table-cell>
          <table:table-cell table:style-name="ProbabilityTable.A2" office:value-type="string">
            <text:p text:style-name="P101">64</text:p>
          </table:table-cell>
          <table:table-cell table:style-name="ProbabilityTable.A2" office:value-type="string">
            <text:p text:style-name="P101">47</text:p>
          </table:table-cell>
          <table:table-cell table:style-name="ProbabilityTable.A2" office:value-type="string">
            <text:p text:style-name="P101">32</text:p>
          </table:table-cell>
          <table:table-cell table:style-name="ProbabilityTable.A2" office:value-type="string">
            <text:p text:style-name="P101">21</text:p>
          </table:table-cell>
          <table:table-cell table:style-name="ProbabilityTable.A2" office:value-type="string">
            <text:p text:style-name="P101">11</text:p>
          </table:table-cell>
          <table:table-cell table:style-name="ProbabilityTable.A2" office:value-type="string">
            <text:p text:style-name="P101">5</text:p>
          </table:table-cell>
          <table:table-cell table:style-name="ProbabilityTable.A2" office:value-type="string">
            <text:p text:style-name="P101">2</text:p>
          </table:table-cell>
          <table:table-cell table:style-name="ProbabilityTable.A2" office:value-type="string">
            <text:p text:style-name="P101">0</text:p>
          </table:table-cell>
          <table:table-cell table:style-name="ProbabilityTable.L2" office:value-type="string">
            <text:p text:style-name="P98">0</text:p>
          </table:table-cell>
        </table:table-row>
        <table:table-row>
          <table:table-cell table:style-name="ProbabilityTable.A2" office:value-type="string">
            <text:p text:style-name="P97">9</text:p>
          </table:table-cell>
          <table:table-cell table:style-name="ProbabilityTable.A2" office:value-type="string">
            <text:p text:style-name="P98">100</text:p>
          </table:table-cell>
          <table:table-cell table:style-name="ProbabilityTable.A2" office:value-type="string">
            <text:p text:style-name="P101">79</text:p>
          </table:table-cell>
          <table:table-cell table:style-name="ProbabilityTable.A2" office:value-type="string">
            <text:p text:style-name="P101">60</text:p>
          </table:table-cell>
          <table:table-cell table:style-name="ProbabilityTable.A2" office:value-type="string">
            <text:p text:style-name="P101">42</text:p>
          </table:table-cell>
          <table:table-cell table:style-name="ProbabilityTable.A2" office:value-type="string">
            <text:p text:style-name="P101">28</text:p>
          </table:table-cell>
          <table:table-cell table:style-name="ProbabilityTable.A2" office:value-type="string">
            <text:p text:style-name="P101">16</text:p>
          </table:table-cell>
          <table:table-cell table:style-name="ProbabilityTable.A2" office:value-type="string">
            <text:p text:style-name="P101">9</text:p>
          </table:table-cell>
          <table:table-cell table:style-name="ProbabilityTable.A2" office:value-type="string">
            <text:p text:style-name="P101">3</text:p>
          </table:table-cell>
          <table:table-cell table:style-name="ProbabilityTable.A2" office:value-type="string">
            <text:p text:style-name="P101">1</text:p>
          </table:table-cell>
          <table:table-cell table:style-name="ProbabilityTable.A2" office:value-type="string">
            <text:p text:style-name="P101">0</text:p>
          </table:table-cell>
          <table:table-cell table:style-name="ProbabilityTable.L2" office:value-type="string">
            <text:p text:style-name="P98">0</text:p>
          </table:table-cell>
        </table:table-row>
        <table:table-row>
          <table:table-cell table:style-name="ProbabilityTable.A2" office:value-type="string">
            <text:p text:style-name="P97">10</text:p>
          </table:table-cell>
          <table:table-cell table:style-name="ProbabilityTable.A2" office:value-type="string">
            <text:p text:style-name="P98">100</text:p>
          </table:table-cell>
          <table:table-cell table:style-name="ProbabilityTable.A2" office:value-type="string">
            <text:p text:style-name="P102">77</text:p>
          </table:table-cell>
          <table:table-cell table:style-name="ProbabilityTable.A2" office:value-type="string">
            <text:p text:style-name="P102">57</text:p>
          </table:table-cell>
          <table:table-cell table:style-name="ProbabilityTable.A2" office:value-type="string">
            <text:p text:style-name="P102">39</text:p>
          </table:table-cell>
          <table:table-cell table:style-name="ProbabilityTable.A2" office:value-type="string">
            <text:p text:style-name="P102">25</text:p>
          </table:table-cell>
          <table:table-cell table:style-name="ProbabilityTable.A2" office:value-type="string">
            <text:p text:style-name="P102">13</text:p>
          </table:table-cell>
          <table:table-cell table:style-name="ProbabilityTable.A2" office:value-type="string">
            <text:p text:style-name="P102">6</text:p>
          </table:table-cell>
          <table:table-cell table:style-name="ProbabilityTable.A2" office:value-type="string">
            <text:p text:style-name="P102">2</text:p>
          </table:table-cell>
          <table:table-cell table:style-name="ProbabilityTable.A2" office:value-type="string">
            <text:p text:style-name="P102">0</text:p>
          </table:table-cell>
          <table:table-cell table:style-name="ProbabilityTable.A2" office:value-type="string">
            <text:p text:style-name="P102">0</text:p>
          </table:table-cell>
          <table:table-cell table:style-name="ProbabilityTable.L2" office:value-type="string">
            <text:p text:style-name="P98">0</text:p>
          </table:table-cell>
        </table:table-row>
      </table:table>
      <text:p text:style-name="P74"><text:span text:style-name="T41"/></text:p>
      <text:p text:style-name="P93"><text:span text:style-name="T41">T</text:span><text:span text:style-name="T36">able 5: </text:span><text:span text:style-name="T42">Table of percentage probability that N measurements of two uncorrelated va</text:span><text:span text:style-name="T43">lues <text:s/></text:span><text:span text:style-name="T42">give a correlation coefficient with |r| &gt; r</text:span><text:span text:style-name="T3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20:50:59.476462429</meta:creation-date>
    <dc:date>2017-10-24T18:16:06.965105790</dc:date>
    <meta:editing-duration>P4DT21H13M39S</meta:editing-duration>
    <meta:editing-cycles>160</meta:editing-cycles>
    <meta:generator>LibreOffice/5.1.6.2$Linux_X86_64 LibreOffice_project/10m0$Build-2</meta:generator>
    <meta:document-statistic meta:table-count="5" meta:image-count="0" meta:object-count="15" meta:page-count="5" meta:paragraph-count="236" meta:word-count="1467" meta:character-count="8420" meta:non-whitespace-character-count="6776"/>
  </office:meta>
</office:document-meta>
</file>

<file path=Object 1/content.xml><?xml version="1.0" encoding="utf-8"?>
<math xmlns="http://www.w3.org/1998/Math/MathML" display="block">
  <semantics>
    <mrow>
      <mrow>
        <mi>P</mi>
        <mrow>
          <mo fence="true" stretchy="false">(</mo>
          <mrow>
            <mrow>
              <mi>A</mi>
              <mi mathvariant="normal">∣</mi>
              <mi>B</mi>
            </mrow>
          </mrow>
          <mo fence="true" stretchy="false">)</mo>
        </mrow>
      </mrow>
      <mo stretchy="false">=</mo>
      <mfrac>
        <mrow>
          <mi>P</mi>
          <mrow>
            <mo fence="true" stretchy="false">(</mo>
            <mrow>
              <mrow>
                <mi>B</mi>
                <mi mathvariant="normal">∣</mi>
                <mi>A</mi>
              </mrow>
            </mrow>
            <mo fence="true" stretchy="false">)</mo>
          </mrow>
          <mi>P</mi>
          <mrow>
            <mo fence="true" stretchy="false">(</mo>
            <mrow>
              <mi>A</mi>
            </mrow>
            <mo fence="true" stretchy="false">)</mo>
          </mrow>
        </mrow>
        <mrow>
          <mi>P</mi>
          <mrow>
            <mo fence="true" stretchy="false">(</mo>
            <mrow>
              <mi>B</mi>
            </mrow>
            <mo fence="true" stretchy="false">)</mo>
          </mrow>
        </mrow>
      </mfrac>
    </mrow>
    <annotation encoding="StarMath 5.0">{P(A %Ux2223 B)} = {P(B %Ux2223 A)P(A)} over {P(B)} </annotation>
  </semantics>
</math>
</file>

<file path=Object 10/content.xml><?xml version="1.0" encoding="utf-8"?>
<math xmlns="http://www.w3.org/1998/Math/MathML" display="block">
  <semantics>
    <mrow>
      <msub>
        <mi>p</mi>
        <mi>N</mi>
      </msub>
      <mrow>
        <mo fence="true" stretchy="false">(</mo>
        <mrow>
          <mrow>
            <mrow>
              <mo fence="true" stretchy="true">|</mo>
              <mrow>
                <mi>r</mi>
              </mrow>
              <mo fence="true" stretchy="true">|</mo>
            </mrow>
            <mo stretchy="false">&gt;</mo>
            <msub>
              <mi>r</mi>
              <mn>0</mn>
            </msub>
          </mrow>
        </mrow>
        <mo fence="true" stretchy="false">)</mo>
      </mrow>
    </mrow>
    <annotation encoding="StarMath 5.0">{p}_{N} ( abs{r} &gt; {r}_{0})  </annotation>
  </semantics>
</math>
</file>

<file path=Object 11/content.xml><?xml version="1.0" encoding="utf-8"?>
<math xmlns="http://www.w3.org/1998/Math/MathML" display="block">
  <semantics>
    <mrow>
      <msub>
        <mi>p</mi>
        <mi>N</mi>
      </msub>
      <mrow>
        <mo fence="true" stretchy="false">(</mo>
        <mrow>
          <mrow>
            <mrow>
              <mo fence="true" stretchy="true">|</mo>
              <mrow>
                <mi>r</mi>
              </mrow>
              <mo fence="true" stretchy="true">|</mo>
            </mrow>
            <mo stretchy="false">&gt;</mo>
            <msub>
              <mi>r</mi>
              <mn>0</mn>
            </msub>
          </mrow>
        </mrow>
        <mo fence="true" stretchy="false">)</mo>
      </mrow>
      <mrow>
        <mrow/>
        <mo stretchy="false">=</mo>
        <mfrac>
          <mrow>
            <mo stretchy="false">∑</mo>
            <mrow>
              <mo fence="true" stretchy="false">(</mo>
              <mrow>
                <mrow>
                  <mrow>
                    <mi mathvariant="italic">Number</mi>
                    <mi mathvariant="italic">of</mi>
                    <mi>r</mi>
                  </mrow>
                  <mrow>
                    <mrow/>
                    <mo stretchy="false">&gt;</mo>
                    <mrow/>
                  </mrow>
                  <msub>
                    <mi>r</mi>
                    <mn>0</mn>
                  </msub>
                </mrow>
              </mrow>
              <mo fence="true" stretchy="false">)</mo>
            </mrow>
          </mrow>
          <mrow>
            <mo stretchy="false">∑</mo>
            <mrow>
              <mo fence="true" stretchy="false">(</mo>
              <mrow>
                <mrow>
                  <mi mathvariant="italic">Number</mi>
                  <mi mathvariant="italic">of</mi>
                  <mi>r</mi>
                </mrow>
              </mrow>
              <mo fence="true" stretchy="false">)</mo>
            </mrow>
          </mrow>
        </mfrac>
        <mo stretchy="false">=</mo>
        <mfrac>
          <mrow>
            <mo stretchy="false">∑</mo>
            <mrow>
              <mo fence="true" stretchy="false">(</mo>
              <mrow>
                <mrow>
                  <mrow>
                    <mi mathvariant="italic">Number</mi>
                    <mi mathvariant="italic">of</mi>
                    <mi>r</mi>
                  </mrow>
                  <mrow>
                    <mrow/>
                    <mo stretchy="false">&gt;</mo>
                    <mrow/>
                  </mrow>
                  <msub>
                    <mi>r</mi>
                    <mn>0</mn>
                  </msub>
                </mrow>
              </mrow>
              <mo fence="true" stretchy="false">)</mo>
            </mrow>
          </mrow>
          <mi mathvariant="italic">Ntrials</mi>
        </mfrac>
      </mrow>
    </mrow>
    <annotation encoding="StarMath 5.0">{p}_{N} ( abs{r} &gt; {r}_{0}) { } = sum( {Number of r}{} &gt; {} {r}_{0} ) over sum ( {Number of r} ) = sum( {Number of r}{} &gt; {} {r}_{0} ) over Ntrials</annotation>
  </semantics>
</math>
</file>

<file path=Object 12/content.xml><?xml version="1.0" encoding="utf-8"?>
<math xmlns="http://www.w3.org/1998/Math/MathML" display="block">
  <semantics>
    <mrow>
      <mrow>
        <mi>P</mi>
        <mrow>
          <mo fence="true" stretchy="false">(</mo>
          <mrow>
            <mrow>
              <mi>A</mi>
              <mi mathvariant="normal">∣</mi>
              <mi>B</mi>
            </mrow>
          </mrow>
          <mo fence="true" stretchy="false">)</mo>
        </mrow>
      </mrow>
      <mo stretchy="false">=</mo>
      <mfrac>
        <mrow>
          <mi>P</mi>
          <mrow>
            <mo fence="true" stretchy="false">(</mo>
            <mrow>
              <mrow>
                <mi>B</mi>
                <mi mathvariant="normal">∣</mi>
                <mi>A</mi>
              </mrow>
            </mrow>
            <mo fence="true" stretchy="false">)</mo>
          </mrow>
          <mi>P</mi>
          <mrow>
            <mo fence="true" stretchy="false">(</mo>
            <mrow>
              <mi>A</mi>
            </mrow>
            <mo fence="true" stretchy="false">)</mo>
          </mrow>
        </mrow>
        <mrow>
          <mi>P</mi>
          <mrow>
            <mo fence="true" stretchy="false">(</mo>
            <mrow>
              <mrow>
                <mi>B</mi>
                <mi mathvariant="normal">∣</mi>
                <mi>A</mi>
              </mrow>
            </mrow>
            <mo fence="true" stretchy="false">)</mo>
          </mrow>
          <mi>P</mi>
          <mrow>
            <mrow>
              <mo fence="true" stretchy="false">(</mo>
              <mrow>
                <mi>A</mi>
              </mrow>
              <mo fence="true" stretchy="false">)</mo>
            </mrow>
            <mo stretchy="false">+</mo>
            <mi>P</mi>
          </mrow>
          <mrow>
            <mo fence="true" stretchy="false">(</mo>
            <mrow>
              <mrow>
                <mi>B</mi>
                <mi mathvariant="normal">∣</mi>
                <msup>
                  <mi>A</mi>
                  <mi>c</mi>
                </msup>
              </mrow>
            </mrow>
            <mo fence="true" stretchy="false">)</mo>
          </mrow>
          <mi>P</mi>
          <mrow>
            <mo fence="true" stretchy="false">(</mo>
            <mrow>
              <msup>
                <mi>A</mi>
                <mi>c</mi>
              </msup>
            </mrow>
            <mo fence="true" stretchy="false">)</mo>
          </mrow>
        </mrow>
      </mfrac>
    </mrow>
    <annotation encoding="StarMath 5.0">{P(A %Ux2223 B)} = {P(B %Ux2223 A)P(A)} over {P(B %Ux2223 A)P(A) + P(B %Ux2223 A^c)P(A^c)} </annotation>
  </semantics>
</math>
</file>

<file path=Object 13/content.xml><?xml version="1.0" encoding="utf-8"?>
<math xmlns="http://www.w3.org/1998/Math/MathML" display="block">
  <semantics>
    <mrow>
      <mi>P</mi>
      <mrow>
        <mo fence="true" stretchy="false">(</mo>
        <mrow>
          <msup>
            <mi>F</mi>
            <mi>C</mi>
          </msup>
        </mrow>
        <mo fence="true" stretchy="false">)</mo>
      </mrow>
    </mrow>
    <annotation encoding="StarMath 5.0">P({F^C}) </annotation>
  </semantics>
</math>
</file>

<file path=Object 14/content.xml><?xml version="1.0" encoding="utf-8"?>
<math xmlns="http://www.w3.org/1998/Math/MathML" display="block">
  <semantics>
    <mrow>
      <mi>P</mi>
      <mrow>
        <mo fence="true" stretchy="false">(</mo>
        <mrow>
          <mi>D</mi>
        </mrow>
        <mo fence="true" stretchy="false">)</mo>
      </mrow>
    </mrow>
    <annotation encoding="StarMath 5.0">P({D}) </annotation>
  </semantics>
</math>
</file>

<file path=Object 15/content.xml><?xml version="1.0" encoding="utf-8"?>
<math xmlns="http://www.w3.org/1998/Math/MathML" display="block">
  <semantics>
    <mrow>
      <mi>P</mi>
      <mrow>
        <mo fence="true" stretchy="false">(</mo>
        <mrow>
          <mrow>
            <msup>
              <mi>F</mi>
              <mi>C</mi>
            </msup>
            <mi mathvariant="normal">∣</mi>
            <mi>D</mi>
          </mrow>
        </mrow>
        <mo fence="true" stretchy="false">)</mo>
      </mrow>
    </mrow>
    <annotation encoding="StarMath 5.0">{P({F^C} %Ux2223 D) }</annotation>
  </semantics>
</math>
</file>

<file path=Object 2/content.xml><?xml version="1.0" encoding="utf-8"?>
<math xmlns="http://www.w3.org/1998/Math/MathML" display="block">
  <semantics>
    <mrow>
      <mrow>
        <mi>P</mi>
        <mrow>
          <mo fence="true" stretchy="false">(</mo>
          <mrow>
            <mrow>
              <mi>D</mi>
              <mi mathvariant="normal">∣</mi>
              <msup>
                <mi>F</mi>
                <mi>C</mi>
              </msup>
            </mrow>
          </mrow>
          <mo fence="true" stretchy="false">)</mo>
        </mrow>
      </mrow>
      <mo stretchy="false">=</mo>
      <mfrac>
        <mrow>
          <mi>P</mi>
          <mrow>
            <mo fence="true" stretchy="false">(</mo>
            <mrow>
              <mrow>
                <msup>
                  <mi>F</mi>
                  <mi>C</mi>
                </msup>
                <mi mathvariant="normal">∣</mi>
                <mi>D</mi>
              </mrow>
            </mrow>
            <mo fence="true" stretchy="false">)</mo>
          </mrow>
          <mi>P</mi>
          <mrow>
            <mo fence="true" stretchy="false">(</mo>
            <mrow>
              <mi>D</mi>
            </mrow>
            <mo fence="true" stretchy="false">)</mo>
          </mrow>
        </mrow>
        <mrow>
          <mi>P</mi>
          <mrow>
            <mo fence="true" stretchy="false">(</mo>
            <mrow>
              <msup>
                <mi>F</mi>
                <mi>C</mi>
              </msup>
            </mrow>
            <mo fence="true" stretchy="false">)</mo>
          </mrow>
        </mrow>
      </mfrac>
    </mrow>
    <annotation encoding="StarMath 5.0">{P(D %Ux2223 {F^C})} = {P({F^C} %Ux2223 D)P(D)} over {P({F^C})}</annotation>
  </semantics>
</math>
</file>

<file path=Object 3/content.xml><?xml version="1.0" encoding="utf-8"?>
<math xmlns="http://www.w3.org/1998/Math/MathML" display="block">
  <semantics>
    <mrow>
      <mi>P</mi>
      <mrow>
        <mrow>
          <mo fence="true" stretchy="false">(</mo>
          <mrow>
            <msup>
              <mi>F</mi>
              <mi>C</mi>
            </msup>
          </mrow>
          <mo fence="true" stretchy="false">)</mo>
        </mrow>
        <mo stretchy="false">=</mo>
        <mn>45.7</mn>
      </mrow>
      <mi mathvariant="normal">%</mi>
    </mrow>
    <annotation encoding="StarMath 5.0">P({F^C}) = 45.7 %Ux0025 </annotation>
  </semantics>
</math>
</file>

<file path=Object 4/content.xml><?xml version="1.0" encoding="utf-8"?>
<math xmlns="http://www.w3.org/1998/Math/MathML" display="block">
  <semantics>
    <mrow>
      <mi>P</mi>
      <mrow>
        <mrow>
          <mo fence="true" stretchy="false">(</mo>
          <mrow>
            <mi>D</mi>
          </mrow>
          <mo fence="true" stretchy="false">)</mo>
        </mrow>
        <mo stretchy="false">=</mo>
        <mn>47.4</mn>
      </mrow>
      <mi mathvariant="normal">%</mi>
    </mrow>
    <annotation encoding="StarMath 5.0">P({D}) = 47.4 %Ux0025 </annotation>
  </semantics>
</math>
</file>

<file path=Object 5/content.xml><?xml version="1.0" encoding="utf-8"?>
<math xmlns="http://www.w3.org/1998/Math/MathML" display="block">
  <semantics>
    <mrow>
      <mi>P</mi>
      <mrow>
        <mrow>
          <mo fence="true" stretchy="false">(</mo>
          <mrow>
            <mrow>
              <msup>
                <mi>F</mi>
                <mi>C</mi>
              </msup>
              <mi mathvariant="normal">∣</mi>
              <mi>D</mi>
            </mrow>
          </mrow>
          <mo fence="true" stretchy="false">)</mo>
        </mrow>
        <mo stretchy="false">=</mo>
        <mn>20</mn>
      </mrow>
      <mi mathvariant="normal">%</mi>
    </mrow>
    <annotation encoding="StarMath 5.0">{P({F^C} %Ux2223 D) = 20 %Ux0025 }</annotation>
  </semantics>
</math>
</file>

<file path=Object 6/content.xml><?xml version="1.0" encoding="utf-8"?>
<math xmlns="http://www.w3.org/1998/Math/MathML" display="block">
  <semantics>
    <mrow>
      <mrow>
        <mi>P</mi>
        <mrow>
          <mo fence="true" stretchy="false">(</mo>
          <mrow>
            <mrow>
              <mi>D</mi>
              <mi mathvariant="normal">∣</mi>
              <msup>
                <mi>F</mi>
                <mi>C</mi>
              </msup>
            </mrow>
          </mrow>
          <mo fence="true" stretchy="false">)</mo>
        </mrow>
      </mrow>
      <mo stretchy="false">=</mo>
      <mfrac>
        <mrow>
          <mn>0.474</mn>
          <mo stretchy="false">×</mo>
          <mn>0.2</mn>
        </mrow>
        <mn>0.457</mn>
      </mfrac>
      <mo stretchy="false">=</mo>
      <mrow>
        <mn>20.7</mn>
        <mi mathvariant="normal">%</mi>
      </mrow>
    </mrow>
    <annotation encoding="StarMath 5.0">{P(D %Ux2223 {F^C})} = {{0.474 times 0.2} over {0.457}} = { 20.7 %Ux0025  }</annotation>
  </semantics>
</math>
</file>

<file path=Object 7/content.xml><?xml version="1.0" encoding="utf-8"?>
<math xmlns="http://www.w3.org/1998/Math/MathML" display="block">
  <semantics>
    <mrow>
      <mi>p</mi>
      <mrow>
        <mo fence="true" stretchy="false">(</mo>
        <mrow>
          <mrow>
            <mn>7</mn>
            <mi mathvariant="italic">of</mi>
            <mn>7</mn>
          </mrow>
        </mrow>
        <mo fence="true" stretchy="false">)</mo>
      </mrow>
      <mrow>
        <mrow/>
        <mo stretchy="false">=</mo>
        <mrow/>
      </mrow>
      <msub>
        <mi>B</mi>
        <mn>7,0.65</mn>
      </msub>
      <mrow>
        <mo fence="true" stretchy="false">(</mo>
        <mrow>
          <mn>7</mn>
        </mrow>
        <mo fence="true" stretchy="false">)</mo>
      </mrow>
      <mrow>
        <mrow/>
        <mo stretchy="false">=</mo>
        <mrow/>
      </mrow>
      <mfrac>
        <mrow>
          <mn>7</mn>
          <mi>!</mi>
        </mrow>
        <mrow>
          <mn>7</mn>
          <mi>!</mi>
          <mrow>
            <mo fence="true" stretchy="false">(</mo>
            <mrow>
              <mrow>
                <mn>7</mn>
                <mo stretchy="false">−</mo>
                <mn>7</mn>
              </mrow>
            </mrow>
            <mo fence="true" stretchy="false">)</mo>
          </mrow>
          <mi>!</mi>
        </mrow>
      </mfrac>
      <msup>
        <mrow>
          <mo fence="true" stretchy="false">(</mo>
          <mrow>
            <mn>0.65</mn>
          </mrow>
          <mo fence="true" stretchy="false">)</mo>
        </mrow>
        <mn>7</mn>
      </msup>
      <msup>
        <mrow>
          <mo fence="true" stretchy="false">(</mo>
          <mrow>
            <mrow>
              <mn>1</mn>
              <mo stretchy="false">−</mo>
              <mn>0.65</mn>
            </mrow>
          </mrow>
          <mo fence="true" stretchy="false">)</mo>
        </mrow>
        <mrow>
          <mn>7</mn>
          <mo stretchy="false">−</mo>
          <mn>7</mn>
        </mrow>
      </msup>
      <mrow>
        <mrow/>
        <mo stretchy="false">=</mo>
        <mrow/>
      </mrow>
      <mn>0.049</mn>
    </mrow>
    <annotation encoding="StarMath 5.0">p( 7 of 7 ){} ={} B_{7,0.65}( 7 ){} = {}{7!} over {7!(7-7)!} (0.65)^{7} ( 1-0.65 )^{7-7} {} = {} 0.049</annotation>
  </semantics>
</math>
</file>

<file path=Object 8/content.xml><?xml version="1.0" encoding="utf-8"?>
<math xmlns="http://www.w3.org/1998/Math/MathML" display="block">
  <semantics>
    <mrow>
      <mi>r</mi>
      <mrow>
        <mrow/>
        <mo stretchy="false">=</mo>
        <mrow/>
      </mrow>
      <mfrac>
        <mrow>
          <mrow>
            <mo stretchy="false">∑</mo>
            <mrow>
              <mo fence="true" stretchy="false">(</mo>
              <mrow>
                <mrow>
                  <mi>x</mi>
                  <mo stretchy="false">−</mo>
                  <mover accent="true">
                    <mi>x</mi>
                    <mo stretchy="true">^</mo>
                  </mover>
                </mrow>
              </mrow>
              <mo fence="true" stretchy="false">)</mo>
            </mrow>
          </mrow>
          <mrow>
            <mo fence="true" stretchy="false">(</mo>
            <mrow>
              <mrow>
                <mi>y</mi>
                <mo stretchy="false">−</mo>
                <mover accent="true">
                  <mi>y</mi>
                  <mo stretchy="true">^</mo>
                </mover>
              </mrow>
            </mrow>
            <mo fence="true" stretchy="false">)</mo>
          </mrow>
        </mrow>
        <msqrt>
          <mrow>
            <mrow>
              <mo stretchy="false">∑</mo>
              <msup>
                <mrow>
                  <mo fence="true" stretchy="false">(</mo>
                  <mrow>
                    <mrow>
                      <mi>x</mi>
                      <mo stretchy="false">−</mo>
                      <mover accent="true">
                        <mi>x</mi>
                        <mo stretchy="true">^</mo>
                      </mover>
                    </mrow>
                  </mrow>
                  <mo fence="true" stretchy="false">)</mo>
                </mrow>
                <mn>2</mn>
              </msup>
            </mrow>
            <mrow>
              <mo stretchy="false">∑</mo>
              <msup>
                <mrow>
                  <mo fence="true" stretchy="false">(</mo>
                  <mrow>
                    <mrow>
                      <mi>y</mi>
                      <mo stretchy="false">−</mo>
                      <mover accent="true">
                        <mi>y</mi>
                        <mo stretchy="true">^</mo>
                      </mover>
                    </mrow>
                  </mrow>
                  <mo fence="true" stretchy="false">)</mo>
                </mrow>
                <mn>2</mn>
              </msup>
            </mrow>
          </mrow>
        </msqrt>
      </mfrac>
    </mrow>
    <annotation encoding="StarMath 5.0">r {} = {} { sum ( x - widehat {x} )( y - widehat {y} ) } over {sqrt{sum ( x - widehat {x} )^2 sum( y - widehat {y} )^2}}  </annotation>
  </semantics>
</math>
</file>

<file path=Object 9/content.xml><?xml version="1.0" encoding="utf-8"?>
<math xmlns="http://www.w3.org/1998/Math/MathML" display="block">
  <semantics>
    <mrow>
      <msub>
        <mi>p</mi>
        <mn>8</mn>
      </msub>
      <mrow>
        <mo fence="true" stretchy="false">(</mo>
        <mrow>
          <mrow>
            <mrow>
              <mo fence="true" stretchy="true">|</mo>
              <mrow>
                <mi>r</mi>
              </mrow>
              <mo fence="true" stretchy="true">|</mo>
            </mrow>
            <mo stretchy="false">&gt;</mo>
            <mn>0.69</mn>
          </mrow>
        </mrow>
        <mo fence="true" stretchy="false">)</mo>
      </mrow>
      <mrow>
        <mrow/>
        <mo stretchy="false">=</mo>
        <mrow/>
      </mrow>
      <mn>5.07</mn>
      <mi mathvariant="normal">%</mi>
    </mrow>
    <annotation encoding="StarMath 5.0">{p}_{8} ( abs{r} &gt; 0.69) {} = {} 5.07 %Ux0025 </annotation>
  </semantics>
</math>
</file>